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55in"/>
    </style:style>
    <style:style style:name="co2" style:family="table-column">
      <style:table-column-properties fo:break-before="auto" style:column-width="2.1429in"/>
    </style:style>
    <style:style style:name="co3" style:family="table-column">
      <style:table-column-properties fo:break-before="auto" style:column-width="1.84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1.9028in"/>
    </style:style>
    <style:style style:name="co9" style:family="table-column">
      <style:table-column-properties fo:break-before="auto" style:column-width="2.2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8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44" table:default-cell-style-name="Default"/>
        <table:table-row table:style-name="ro1">
          <table:table-cell office:value-type="string">
            <text:p>keyAdded</text:p>
          </table:table-cell>
          <table:table-cell table:number-columns-repeated="238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tags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required_resources</text:p>
          </table:table-cell>
          <table:table-cell office:value-type="string">
            <text:p>show_tech_unlock_if</text:p>
          </table:table-cell>
          <table:table-cell/>
          <table:table-cell office:value-type="string">
            <text:p>potential</text:p>
          </table:table-cell>
          <table:table-cell table:number-columns-repeated="174"/>
          <table:table-cell office:value-type="string">
            <text:p>allow</text:p>
          </table:table-cell>
          <table:table-cell table:number-columns-repeated="8"/>
          <table:table-cell office:value-type="string">
            <text:p>prerequisites</text:p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table:number-columns-repeated="5"/>
          <table:table-cell office:value-type="string">
            <text:p>adjacency_bonus</text:p>
          </table:table-cell>
          <table:table-cell table:number-columns-repeated="6"/>
          <table:table-cell office:value-type="string">
            <text:p>on_queued</text:p>
          </table:table-cell>
          <table:table-cell table:number-columns-repeated="5"/>
          <table:table-cell office:value-type="string">
            <text:p>on_unqueued</text:p>
          </table:table-cell>
          <table:table-cell table:number-columns-repeated="5"/>
          <table:table-cell office:value-type="string">
            <text:p>ai_weight</text:p>
          </table:table-cell>
          <table:table-cell table:number-columns-repeated="3"/>
          <table:table-cell office:value-type="string">
            <text:p>triggered_planet_modifier</text:p>
          </table:table-cell>
          <table:table-cell table:number-columns-repeated="7"/>
          <table:table-cell office:value-type="string">
            <text:p>destroy_if</text:p>
          </table:table-cell>
          <table:table-cell office:value-type="string">
            <text:p>produced_resource_trigger</text:p>
          </table:table-cell>
          <table:table-cell table:number-columns-repeated="4"/>
          <table:table-cell office:value-type="string">
            <text:p>ai_allow</text:p>
          </table:table-cell>
        </table:table-row>
        <table:table-row table:style-name="ro1">
          <table:table-cell table:number-columns-repeated="5"/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reworked_building_content_enabled</text:p>
          </table:table-cell>
          <table:table-cell office:value-type="string">
            <text:p>is_machine_empire</text:p>
          </table:table-cell>
          <table:table-cell office:value-type="string">
            <text:p>conditions_mining_complex_1_1</text:p>
          </table:table-cell>
          <table:table-cell office:value-type="string">
            <text:p>conditions_mining_complex_2_1</text:p>
          </table:table-cell>
          <table:table-cell office:value-type="string">
            <text:p>conditions_mining_complex_3_1</text:p>
          </table:table-cell>
          <table:table-cell office:value-type="string">
            <text:p>conditions_mining_complex_4_1</text:p>
          </table:table-cell>
          <table:table-cell office:value-type="string">
            <text:p>conditions_mining_complex_5_1</text:p>
          </table:table-cell>
          <table:table-cell office:value-type="string">
            <text:p>conditions_mining_complex_1_2</text:p>
          </table:table-cell>
          <table:table-cell office:value-type="string">
            <text:p>conditions_mining_complex_2_2</text:p>
          </table:table-cell>
          <table:table-cell office:value-type="string">
            <text:p>conditions_mining_complex_3_2</text:p>
          </table:table-cell>
          <table:table-cell office:value-type="string">
            <text:p>conditions_mining_complex_4_2</text:p>
          </table:table-cell>
          <table:table-cell office:value-type="string">
            <text:p>conditions_mining_complex_5_2</text:p>
          </table:table-cell>
          <table:table-cell office:value-type="string">
            <text:p>conditions_mining_complex_1_3</text:p>
          </table:table-cell>
          <table:table-cell office:value-type="string">
            <text:p>conditions_mining_complex_2_3</text:p>
          </table:table-cell>
          <table:table-cell office:value-type="string">
            <text:p>conditions_mining_complex_3_3</text:p>
          </table:table-cell>
          <table:table-cell office:value-type="string">
            <text:p>conditions_mining_complex_4_3</text:p>
          </table:table-cell>
          <table:table-cell office:value-type="string">
            <text:p>conditions_mining_complex_5_3</text:p>
          </table:table-cell>
          <table:table-cell office:value-type="string">
            <text:p>conditions_mining_complex_1_4</text:p>
          </table:table-cell>
          <table:table-cell office:value-type="string">
            <text:p>conditions_mining_complex_2_4</text:p>
          </table:table-cell>
          <table:table-cell office:value-type="string">
            <text:p>conditions_mining_complex_3_4</text:p>
          </table:table-cell>
          <table:table-cell office:value-type="string">
            <text:p>conditions_mining_complex_4_4</text:p>
          </table:table-cell>
          <table:table-cell office:value-type="string">
            <text:p>conditions_mining_complex_5_4</text:p>
          </table:table-cell>
          <table:table-cell office:value-type="string">
            <text:p>conditions_mining_complex_1_5</text:p>
          </table:table-cell>
          <table:table-cell office:value-type="string">
            <text:p>conditions_mining_complex_2_5</text:p>
          </table:table-cell>
          <table:table-cell office:value-type="string">
            <text:p>conditions_mining_complex_3_5</text:p>
          </table:table-cell>
          <table:table-cell office:value-type="string">
            <text:p>conditions_mining_complex_4_5</text:p>
          </table:table-cell>
          <table:table-cell office:value-type="string">
            <text:p>conditions_mining_complex_5_5</text:p>
          </table:table-cell>
          <table:table-cell office:value-type="string">
            <text:p>conditions_farming_complex_1_1</text:p>
          </table:table-cell>
          <table:table-cell office:value-type="string">
            <text:p>conditions_farming_complex_2_1</text:p>
          </table:table-cell>
          <table:table-cell office:value-type="string">
            <text:p>conditions_farming_complex_3_1</text:p>
          </table:table-cell>
          <table:table-cell office:value-type="string">
            <text:p>conditions_farming_complex_4_1</text:p>
          </table:table-cell>
          <table:table-cell office:value-type="string">
            <text:p>conditions_farming_complex_5_1</text:p>
          </table:table-cell>
          <table:table-cell office:value-type="string">
            <text:p>conditions_farming_complex_1_2</text:p>
          </table:table-cell>
          <table:table-cell office:value-type="string">
            <text:p>conditions_farming_complex_2_2</text:p>
          </table:table-cell>
          <table:table-cell office:value-type="string">
            <text:p>conditions_farming_complex_3_2</text:p>
          </table:table-cell>
          <table:table-cell office:value-type="string">
            <text:p>conditions_farming_complex_4_2</text:p>
          </table:table-cell>
          <table:table-cell office:value-type="string">
            <text:p>conditions_farming_complex_5_2</text:p>
          </table:table-cell>
          <table:table-cell office:value-type="string">
            <text:p>conditions_farming_complex_1_3</text:p>
          </table:table-cell>
          <table:table-cell office:value-type="string">
            <text:p>conditions_farming_complex_2_3</text:p>
          </table:table-cell>
          <table:table-cell office:value-type="string">
            <text:p>conditions_farming_complex_3_3</text:p>
          </table:table-cell>
          <table:table-cell office:value-type="string">
            <text:p>conditions_farming_complex_4_3</text:p>
          </table:table-cell>
          <table:table-cell office:value-type="string">
            <text:p>conditions_farming_complex_5_3</text:p>
          </table:table-cell>
          <table:table-cell office:value-type="string">
            <text:p>conditions_farming_complex_1_4</text:p>
          </table:table-cell>
          <table:table-cell office:value-type="string">
            <text:p>conditions_farming_complex_2_4</text:p>
          </table:table-cell>
          <table:table-cell office:value-type="string">
            <text:p>conditions_farming_complex_3_4</text:p>
          </table:table-cell>
          <table:table-cell office:value-type="string">
            <text:p>conditions_farming_complex_4_4</text:p>
          </table:table-cell>
          <table:table-cell office:value-type="string">
            <text:p>conditions_farming_complex_5_4</text:p>
          </table:table-cell>
          <table:table-cell office:value-type="string">
            <text:p>conditions_farming_complex_1_5</text:p>
          </table:table-cell>
          <table:table-cell office:value-type="string">
            <text:p>conditions_farming_complex_2_5</text:p>
          </table:table-cell>
          <table:table-cell office:value-type="string">
            <text:p>conditions_farming_complex_3_5</text:p>
          </table:table-cell>
          <table:table-cell office:value-type="string">
            <text:p>conditions_farming_complex_4_5</text:p>
          </table:table-cell>
          <table:table-cell office:value-type="string">
            <text:p>conditions_farming_complex_5_5</text:p>
          </table:table-cell>
          <table:table-cell office:value-type="string">
            <text:p>conditions_isotope_refinery_1_1</text:p>
          </table:table-cell>
          <table:table-cell office:value-type="string">
            <text:p>conditions_isotope_refinery_2_1</text:p>
          </table:table-cell>
          <table:table-cell office:value-type="string">
            <text:p>conditions_isotope_refinery_3_1</text:p>
          </table:table-cell>
          <table:table-cell office:value-type="string">
            <text:p>conditions_isotope_refinery_4_1</text:p>
          </table:table-cell>
          <table:table-cell office:value-type="string">
            <text:p>conditions_isotope_refinery_5_1</text:p>
          </table:table-cell>
          <table:table-cell office:value-type="string">
            <text:p>conditions_isotope_refinery_1_2</text:p>
          </table:table-cell>
          <table:table-cell office:value-type="string">
            <text:p>conditions_isotope_refinery_2_2</text:p>
          </table:table-cell>
          <table:table-cell office:value-type="string">
            <text:p>conditions_isotope_refinery_3_2</text:p>
          </table:table-cell>
          <table:table-cell office:value-type="string">
            <text:p>conditions_isotope_refinery_4_2</text:p>
          </table:table-cell>
          <table:table-cell office:value-type="string">
            <text:p>conditions_isotope_refinery_5_2</text:p>
          </table:table-cell>
          <table:table-cell office:value-type="string">
            <text:p>conditions_isotope_refinery_1_3</text:p>
          </table:table-cell>
          <table:table-cell office:value-type="string">
            <text:p>conditions_isotope_refinery_2_3</text:p>
          </table:table-cell>
          <table:table-cell office:value-type="string">
            <text:p>conditions_isotope_refinery_3_3</text:p>
          </table:table-cell>
          <table:table-cell office:value-type="string">
            <text:p>conditions_isotope_refinery_4_3</text:p>
          </table:table-cell>
          <table:table-cell office:value-type="string">
            <text:p>conditions_isotope_refinery_5_3</text:p>
          </table:table-cell>
          <table:table-cell office:value-type="string">
            <text:p>conditions_isotope_refinery_1_4</text:p>
          </table:table-cell>
          <table:table-cell office:value-type="string">
            <text:p>conditions_isotope_refinery_2_4</text:p>
          </table:table-cell>
          <table:table-cell office:value-type="string">
            <text:p>conditions_isotope_refinery_3_4</text:p>
          </table:table-cell>
          <table:table-cell office:value-type="string">
            <text:p>conditions_isotope_refinery_4_4</text:p>
          </table:table-cell>
          <table:table-cell office:value-type="string">
            <text:p>conditions_isotope_refinery_5_4</text:p>
          </table:table-cell>
          <table:table-cell office:value-type="string">
            <text:p>conditions_isotope_refinery_1_5</text:p>
          </table:table-cell>
          <table:table-cell office:value-type="string">
            <text:p>conditions_isotope_refinery_2_5</text:p>
          </table:table-cell>
          <table:table-cell office:value-type="string">
            <text:p>conditions_isotope_refinery_3_5</text:p>
          </table:table-cell>
          <table:table-cell office:value-type="string">
            <text:p>conditions_isotope_refinery_4_5</text:p>
          </table:table-cell>
          <table:table-cell office:value-type="string">
            <text:p>conditions_isotope_refinery_5_5</text:p>
          </table:table-cell>
          <table:table-cell office:value-type="string">
            <text:p>conditions_biofuel_refinery_1_1</text:p>
          </table:table-cell>
          <table:table-cell office:value-type="string">
            <text:p>conditions_biofuel_refinery_2_1</text:p>
          </table:table-cell>
          <table:table-cell office:value-type="string">
            <text:p>conditions_biofuel_refinery_3_1</text:p>
          </table:table-cell>
          <table:table-cell office:value-type="string">
            <text:p>conditions_biofuel_refinery_4_1</text:p>
          </table:table-cell>
          <table:table-cell office:value-type="string">
            <text:p>conditions_biofuel_refinery_5_1</text:p>
          </table:table-cell>
          <table:table-cell office:value-type="string">
            <text:p>conditions_biofuel_refinery_1_2</text:p>
          </table:table-cell>
          <table:table-cell office:value-type="string">
            <text:p>conditions_biofuel_refinery_2_2</text:p>
          </table:table-cell>
          <table:table-cell office:value-type="string">
            <text:p>conditions_biofuel_refinery_3_2</text:p>
          </table:table-cell>
          <table:table-cell office:value-type="string">
            <text:p>conditions_biofuel_refinery_4_2</text:p>
          </table:table-cell>
          <table:table-cell office:value-type="string">
            <text:p>conditions_biofuel_refinery_5_2</text:p>
          </table:table-cell>
          <table:table-cell office:value-type="string">
            <text:p>conditions_biofuel_refinery_1_3</text:p>
          </table:table-cell>
          <table:table-cell office:value-type="string">
            <text:p>conditions_biofuel_refinery_2_3</text:p>
          </table:table-cell>
          <table:table-cell office:value-type="string">
            <text:p>conditions_biofuel_refinery_3_3</text:p>
          </table:table-cell>
          <table:table-cell office:value-type="string">
            <text:p>conditions_biofuel_refinery_4_3</text:p>
          </table:table-cell>
          <table:table-cell office:value-type="string">
            <text:p>conditions_biofuel_refinery_5_3</text:p>
          </table:table-cell>
          <table:table-cell office:value-type="string">
            <text:p>conditions_biofuel_refinery_1_4</text:p>
          </table:table-cell>
          <table:table-cell office:value-type="string">
            <text:p>conditions_biofuel_refinery_2_4</text:p>
          </table:table-cell>
          <table:table-cell office:value-type="string">
            <text:p>conditions_biofuel_refinery_3_4</text:p>
          </table:table-cell>
          <table:table-cell office:value-type="string">
            <text:p>conditions_biofuel_refinery_4_4</text:p>
          </table:table-cell>
          <table:table-cell office:value-type="string">
            <text:p>conditions_biofuel_refinery_5_4</text:p>
          </table:table-cell>
          <table:table-cell office:value-type="string">
            <text:p>conditions_biofuel_refinery_1_5</text:p>
          </table:table-cell>
          <table:table-cell office:value-type="string">
            <text:p>conditions_biofuel_refinery_2_5</text:p>
          </table:table-cell>
          <table:table-cell office:value-type="string">
            <text:p>conditions_biofuel_refinery_3_5</text:p>
          </table:table-cell>
          <table:table-cell office:value-type="string">
            <text:p>conditions_biofuel_refinery_4_5</text:p>
          </table:table-cell>
          <table:table-cell office:value-type="string">
            <text:p>conditions_biofuel_refinery_5_5</text:p>
          </table:table-cell>
          <table:table-cell office:value-type="string">
            <text:p>conditions_society_lab_1_1</text:p>
          </table:table-cell>
          <table:table-cell office:value-type="string">
            <text:p>conditions_society_lab_2_1</text:p>
          </table:table-cell>
          <table:table-cell office:value-type="string">
            <text:p>conditions_society_lab_3_1</text:p>
          </table:table-cell>
          <table:table-cell office:value-type="string">
            <text:p>conditions_society_lab_4_1</text:p>
          </table:table-cell>
          <table:table-cell office:value-type="string">
            <text:p>conditions_society_lab_5_1</text:p>
          </table:table-cell>
          <table:table-cell office:value-type="string">
            <text:p>conditions_society_lab_1_2</text:p>
          </table:table-cell>
          <table:table-cell office:value-type="string">
            <text:p>conditions_society_lab_2_2</text:p>
          </table:table-cell>
          <table:table-cell office:value-type="string">
            <text:p>conditions_society_lab_3_2</text:p>
          </table:table-cell>
          <table:table-cell office:value-type="string">
            <text:p>conditions_society_lab_4_2</text:p>
          </table:table-cell>
          <table:table-cell office:value-type="string">
            <text:p>conditions_society_lab_5_2</text:p>
          </table:table-cell>
          <table:table-cell office:value-type="string">
            <text:p>conditions_society_lab_1_3</text:p>
          </table:table-cell>
          <table:table-cell office:value-type="string">
            <text:p>conditions_society_lab_2_3</text:p>
          </table:table-cell>
          <table:table-cell office:value-type="string">
            <text:p>conditions_society_lab_3_3</text:p>
          </table:table-cell>
          <table:table-cell office:value-type="string">
            <text:p>conditions_society_lab_4_3</text:p>
          </table:table-cell>
          <table:table-cell office:value-type="string">
            <text:p>conditions_society_lab_5_3</text:p>
          </table:table-cell>
          <table:table-cell office:value-type="string">
            <text:p>conditions_society_lab_1_4</text:p>
          </table:table-cell>
          <table:table-cell office:value-type="string">
            <text:p>conditions_society_lab_2_4</text:p>
          </table:table-cell>
          <table:table-cell office:value-type="string">
            <text:p>conditions_society_lab_3_4</text:p>
          </table:table-cell>
          <table:table-cell office:value-type="string">
            <text:p>conditions_society_lab_4_4</text:p>
          </table:table-cell>
          <table:table-cell office:value-type="string">
            <text:p>conditions_society_lab_5_4</text:p>
          </table:table-cell>
          <table:table-cell office:value-type="string">
            <text:p>conditions_society_lab_1_5</text:p>
          </table:table-cell>
          <table:table-cell office:value-type="string">
            <text:p>conditions_society_lab_2_5</text:p>
          </table:table-cell>
          <table:table-cell office:value-type="string">
            <text:p>conditions_society_lab_3_5</text:p>
          </table:table-cell>
          <table:table-cell office:value-type="string">
            <text:p>conditions_society_lab_4_5</text:p>
          </table:table-cell>
          <table:table-cell office:value-type="string">
            <text:p>conditions_society_lab_5_5</text:p>
          </table:table-cell>
          <table:table-cell office:value-type="string">
            <text:p>conditions_physics_lab_1_1</text:p>
          </table:table-cell>
          <table:table-cell office:value-type="string">
            <text:p>conditions_physics_lab_2_1</text:p>
          </table:table-cell>
          <table:table-cell office:value-type="string">
            <text:p>conditions_physics_lab_3_1</text:p>
          </table:table-cell>
          <table:table-cell office:value-type="string">
            <text:p>conditions_physics_lab_4_1</text:p>
          </table:table-cell>
          <table:table-cell office:value-type="string">
            <text:p>conditions_physics_lab_5_1</text:p>
          </table:table-cell>
          <table:table-cell office:value-type="string">
            <text:p>conditions_physics_lab_1_2</text:p>
          </table:table-cell>
          <table:table-cell office:value-type="string">
            <text:p>conditions_physics_lab_2_2</text:p>
          </table:table-cell>
          <table:table-cell office:value-type="string">
            <text:p>conditions_physics_lab_3_2</text:p>
          </table:table-cell>
          <table:table-cell office:value-type="string">
            <text:p>conditions_physics_lab_4_2</text:p>
          </table:table-cell>
          <table:table-cell office:value-type="string">
            <text:p>conditions_physics_lab_5_2</text:p>
          </table:table-cell>
          <table:table-cell office:value-type="string">
            <text:p>conditions_physics_lab_1_3</text:p>
          </table:table-cell>
          <table:table-cell office:value-type="string">
            <text:p>conditions_physics_lab_2_3</text:p>
          </table:table-cell>
          <table:table-cell office:value-type="string">
            <text:p>conditions_physics_lab_3_3</text:p>
          </table:table-cell>
          <table:table-cell office:value-type="string">
            <text:p>conditions_physics_lab_4_3</text:p>
          </table:table-cell>
          <table:table-cell office:value-type="string">
            <text:p>conditions_physics_lab_5_3</text:p>
          </table:table-cell>
          <table:table-cell office:value-type="string">
            <text:p>conditions_physics_lab_1_4</text:p>
          </table:table-cell>
          <table:table-cell office:value-type="string">
            <text:p>conditions_physics_lab_2_4</text:p>
          </table:table-cell>
          <table:table-cell office:value-type="string">
            <text:p>conditions_physics_lab_3_4</text:p>
          </table:table-cell>
          <table:table-cell office:value-type="string">
            <text:p>conditions_physics_lab_4_4</text:p>
          </table:table-cell>
          <table:table-cell office:value-type="string">
            <text:p>conditions_physics_lab_5_4</text:p>
          </table:table-cell>
          <table:table-cell office:value-type="string">
            <text:p>conditions_physics_lab_1_5</text:p>
          </table:table-cell>
          <table:table-cell office:value-type="string">
            <text:p>conditions_physics_lab_2_5</text:p>
          </table:table-cell>
          <table:table-cell office:value-type="string">
            <text:p>conditions_physics_lab_3_5</text:p>
          </table:table-cell>
          <table:table-cell office:value-type="string">
            <text:p>conditions_physics_lab_4_5</text:p>
          </table:table-cell>
          <table:table-cell office:value-type="string">
            <text:p>conditions_physics_lab_5_5</text:p>
          </table:table-cell>
          <table:table-cell office:value-type="string">
            <text:p>conditions_engineering_lab_1_1</text:p>
          </table:table-cell>
          <table:table-cell office:value-type="string">
            <text:p>conditions_engineering_lab_2_1</text:p>
          </table:table-cell>
          <table:table-cell office:value-type="string">
            <text:p>conditions_engineering_lab_3_1</text:p>
          </table:table-cell>
          <table:table-cell office:value-type="string">
            <text:p>conditions_engineering_lab_4_1</text:p>
          </table:table-cell>
          <table:table-cell office:value-type="string">
            <text:p>conditions_engineering_lab_5_1</text:p>
          </table:table-cell>
          <table:table-cell office:value-type="string">
            <text:p>conditions_engineering_lab_1_2</text:p>
          </table:table-cell>
          <table:table-cell office:value-type="string">
            <text:p>conditions_engineering_lab_2_2</text:p>
          </table:table-cell>
          <table:table-cell office:value-type="string">
            <text:p>conditions_engineering_lab_3_2</text:p>
          </table:table-cell>
          <table:table-cell office:value-type="string">
            <text:p>conditions_engineering_lab_4_2</text:p>
          </table:table-cell>
          <table:table-cell office:value-type="string">
            <text:p>conditions_engineering_lab_5_2</text:p>
          </table:table-cell>
          <table:table-cell office:value-type="string">
            <text:p>conditions_engineering_lab_1_3</text:p>
          </table:table-cell>
          <table:table-cell office:value-type="string">
            <text:p>conditions_engineering_lab_2_3</text:p>
          </table:table-cell>
          <table:table-cell office:value-type="string">
            <text:p>conditions_engineering_lab_3_3</text:p>
          </table:table-cell>
          <table:table-cell office:value-type="string">
            <text:p>conditions_engineering_lab_4_3</text:p>
          </table:table-cell>
          <table:table-cell office:value-type="string">
            <text:p>conditions_engineering_lab_5_3</text:p>
          </table:table-cell>
          <table:table-cell office:value-type="string">
            <text:p>conditions_engineering_lab_1_4</text:p>
          </table:table-cell>
          <table:table-cell office:value-type="string">
            <text:p>conditions_engineering_lab_2_4</text:p>
          </table:table-cell>
          <table:table-cell office:value-type="string">
            <text:p>conditions_engineering_lab_3_4</text:p>
          </table:table-cell>
          <table:table-cell office:value-type="string">
            <text:p>conditions_engineering_lab_4_4</text:p>
          </table:table-cell>
          <table:table-cell office:value-type="string">
            <text:p>conditions_engineering_lab_5_4</text:p>
          </table:table-cell>
          <table:table-cell office:value-type="string">
            <text:p>conditions_engineering_lab_1_5</text:p>
          </table:table-cell>
          <table:table-cell office:value-type="string">
            <text:p>conditions_engineering_lab_2_5</text:p>
          </table:table-cell>
          <table:table-cell office:value-type="string">
            <text:p>conditions_engineering_lab_3_5</text:p>
          </table:table-cell>
          <table:table-cell office:value-type="string">
            <text:p>conditions_engineering_lab_4_5</text:p>
          </table:table-cell>
          <table:table-cell office:value-type="string">
            <text:p>conditions_engineering_lab_5_5</text:p>
          </table:table-cell>
          <table:table-cell office:value-type="string">
            <text:p>requires_minerals_tile</text:p>
          </table:table-cell>
          <table:table-cell office:value-type="string">
            <text:p>requires_capital_0</text:p>
          </table:table-cell>
          <table:table-cell office:value-type="string">
            <text:p>requires_capital_1</text:p>
          </table:table-cell>
          <table:table-cell office:value-type="string">
            <text:p>requires_capital_2</text:p>
          </table:table-cell>
          <table:table-cell office:value-type="string">
            <text:p>requires_food_tile</text:p>
          </table:table-cell>
          <table:table-cell office:value-type="string">
            <text:p>requires_energy_tile</text:p>
          </table:table-cell>
          <table:table-cell office:value-type="string">
            <text:p>requires_society_research_tile</text:p>
          </table:table-cell>
          <table:table-cell office:value-type="string">
            <text:p>requires_physics_research_tile</text:p>
          </table:table-cell>
          <table:table-cell office:value-type="string">
            <text:p>requires_engineering_research_tile</text:p>
          </table:table-cell>
          <table:table-cell table:number-columns-repeated="2"/>
          <table:table-cell office:value-type="string">
            <text:p>minerals</text:p>
          </table:table-cell>
          <table:table-cell office:value-type="string">
            <text:p>food</text:p>
          </table:table-cell>
          <table:table-cell office:value-type="string">
            <text:p>energy</text:p>
          </table:table-cell>
          <table:table-cell office:value-type="string">
            <text:p>society_research</text:p>
          </table:table-cell>
          <table:table-cell office:value-type="string">
            <text:p>physics_research</text:p>
          </table:table-cell>
          <table:table-cell office:value-type="string">
            <text:p>engineering_research</text:p>
          </table:table-cell>
          <table:table-cell office:value-type="string">
            <text:p>OCCNUM</text:p>
          </table:table-cell>
          <table:table-cell office:value-type="string">
            <text:p>tile_building_resource_minerals_add</text:p>
          </table:table-cell>
          <table:table-cell office:value-type="string">
            <text:p>tile_building_resource_food_add</text:p>
          </table:table-cell>
          <table:table-cell office:value-type="string">
            <text:p>tile_building_resource_energy_add</text:p>
          </table:table-cell>
          <table:table-cell office:value-type="string">
            <text:p>tile_building_resource_society_research_add</text:p>
          </table:table-cell>
          <table:table-cell office:value-type="string">
            <text:p>tile_building_resource_physics_research_add</text:p>
          </table:table-cell>
          <table:table-cell office:value-type="string">
            <text:p>tile_building_resource_engineering_research_add</text:p>
          </table:table-cell>
          <table:table-cell office:value-type="string">
            <text:p>check_minerals_buildings</text:p>
          </table:table-cell>
          <table:table-cell office:value-type="string">
            <text:p>check_food_buildings</text:p>
          </table:table-cell>
          <table:table-cell office:value-type="string">
            <text:p>check_energy_buildings</text:p>
          </table:table-cell>
          <table:table-cell office:value-type="string">
            <text:p>check_society_research_buildings</text:p>
          </table:table-cell>
          <table:table-cell office:value-type="string">
            <text:p>check_physics_research_buildings</text:p>
          </table:table-cell>
          <table:table-cell office:value-type="string">
            <text:p>check_engineering_research_buildings</text:p>
          </table:table-cell>
          <table:table-cell office:value-type="string">
            <text:p>subtract_minerals_buildings</text:p>
          </table:table-cell>
          <table:table-cell office:value-type="string">
            <text:p>subtract_food_buildings</text:p>
          </table:table-cell>
          <table:table-cell office:value-type="string">
            <text:p>subtract_energy_buildings</text:p>
          </table:table-cell>
          <table:table-cell office:value-type="string">
            <text:p>subtract_society_research_buildings</text:p>
          </table:table-cell>
          <table:table-cell office:value-type="string">
            <text:p>subtract_physics_research_buildings</text:p>
          </table:table-cell>
          <table:table-cell office:value-type="string">
            <text:p>subtract_engineering_research_buildings</text:p>
          </table:table-cell>
          <table:table-cell office:value-type="string">
            <text:p>modifier</text:p>
          </table:table-cell>
          <table:table-cell table:number-columns-repeated="2"/>
          <table:table-cell office:value-type="string">
            <text:p>weight</text:p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>modifier</text:p>
          </table:table-cell>
          <table:table-cell table:number-columns-repeated="5"/>
          <table:table-cell office:value-type="string">
            <text:p>owner_is_machine_empire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food_buildings_limitation</text:p>
          </table:table-cell>
        </table:table-row>
        <table:table-row table:style-name="ro1">
          <table:table-cell table:number-columns-repeated="220"/>
          <table:table-cell office:value-type="string">
            <text:p>weight</text:p>
          </table:table-cell>
          <table:table-cell office:value-type="string">
            <text:p>NOT</text:p>
          </table:table-cell>
          <table:table-cell office:value-type="string">
            <text:p>fromfrom</text:p>
          </table:table-cell>
          <table:table-cell table:number-columns-repeated="2"/>
          <table:table-cell office:value-type="string">
            <text:p>planet</text:p>
          </table:table-cell>
          <table:table-cell office:value-type="string">
            <text:p>tile_resource_minerals_mult</text:p>
          </table:table-cell>
          <table:table-cell office:value-type="string">
            <text:p>tile_resource_food_mult</text:p>
          </table:table-cell>
          <table:table-cell office:value-type="string">
            <text:p>tile_resource_energy_mult</text:p>
          </table:table-cell>
          <table:table-cell office:value-type="string">
            <text:p>tile_resource_society_research_mult</text:p>
          </table:table-cell>
          <table:table-cell office:value-type="string">
            <text:p>tile_resource_physics_research_mult</text:p>
          </table:table-cell>
          <table:table-cell office:value-type="string">
            <text:p>tile_resource_engineering_research_mult</text:p>
          </table:table-cell>
          <table:table-cell/>
          <table:table-cell office:value-type="string">
            <text:p>OCCNUM</text:p>
          </table:table-cell>
          <table:table-cell office:value-type="string">
            <text:p>has_valid_civic</text:p>
          </table:table-cell>
          <table:table-cell office:value-type="string">
            <text:p>resources</text:p>
          </table:table-cell>
          <table:table-cell/>
          <table:table-cell office:value-type="string">
            <text:p>has_swapped_tradition</text:p>
          </table:table-cell>
          <table:table-cell/>
        </table:table-row>
        <table:table-row table:style-name="ro1">
          <table:table-cell table:number-columns-repeated="221"/>
          <table:table-cell office:value-type="string">
            <text:p>has_deposit</text:p>
          </table:table-cell>
          <table:table-cell office:value-type="string">
            <text:p>has_country_flag</text:p>
          </table:table-cell>
          <table:table-cell table:number-columns-repeated="2"/>
          <table:table-cell office:value-type="string">
            <text:p>has_capital_3</text:p>
          </table:table-cell>
          <table:table-cell table:number-columns-repeated="9"/>
          <table:table-cell office:value-type="string">
            <text:p>unity</text:p>
          </table:table-cell>
          <table:table-cell office:value-type="string">
            <text:p>minerals</text:p>
          </table:table-cell>
          <table:table-cell table:number-columns-repeated="2"/>
        </table:table-row>
        <table:table-row table:style-name="ro1">
          <table:table-cell table:number-columns-repeated="239"/>
        </table:table-row>
        <table:table-row table:style-name="ro1">
          <table:table-cell office:value-type="string">
            <text:p>building_mining_complex_1_1</text:p>
          </table:table-cell>
          <table:table-cell office:value-type="string">
            <text:p>"building_mining_network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74"/>
          <table:table-cell table:number-columns-repeated="2" office:value-type="string">
            <text:p>yes</text:p>
          </table:table-cell>
          <table:table-cell table:number-columns-repeated="7"/>
          <table:table-cell office:value-type="string">
            <text:p>"tech_basic_industry"</text:p>
          </table:table-cell>
          <table:table-cell office:value-type="string">
            <text:p>building_mining_complex_2_1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2_1</text:p>
          </table:table-cell>
          <table:table-cell office:value-type="string">
            <text:p>"building_mining_network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7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2"</text:p>
          </table:table-cell>
          <table:table-cell office:value-type="string">
            <text:p>building_mining_complex_3_1</text:p>
          </table:table-cell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3_1</text:p>
          </table:table-cell>
          <table:table-cell office:value-type="string">
            <text:p>"building_mining_network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7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3"</text:p>
          </table:table-cell>
          <table:table-cell office:value-type="string">
            <text:p>building_mining_complex_4_1</text:p>
          </table:table-cell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4_1</text:p>
          </table:table-cell>
          <table:table-cell office:value-type="string">
            <text:p>"building_mining_network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71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4"</text:p>
          </table:table-cell>
          <table:table-cell office:value-type="string">
            <text:p>building_mining_complex_5_1</text:p>
          </table:table-cell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5_1</text:p>
          </table:table-cell>
          <table:table-cell office:value-type="string">
            <text:p>"building_mining_network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7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5"</text:p>
          </table:table-cell>
          <table:table-cell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office:value-type="string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building_mining_complex_1_2</text:p>
          </table:table-cell>
          <table:table-cell office:value-type="string">
            <text:p>"building_mining_network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69"/>
          <table:table-cell table:number-columns-repeated="2" office:value-type="string">
            <text:p>yes</text:p>
          </table:table-cell>
          <table:table-cell table:number-columns-repeated="7"/>
          <table:table-cell office:value-type="string">
            <text:p>"tech_basic_industry"</text:p>
          </table:table-cell>
          <table:table-cell office:value-type="string">
            <text:p>building_mining_complex_2_2</text:p>
          </table:table-cell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2_2</text:p>
          </table:table-cell>
          <table:table-cell office:value-type="string">
            <text:p>"building_mining_network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6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2"</text:p>
          </table:table-cell>
          <table:table-cell office:value-type="string">
            <text:p>building_mining_complex_3_2</text:p>
          </table:table-cell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3_2</text:p>
          </table:table-cell>
          <table:table-cell office:value-type="string">
            <text:p>"building_mining_network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67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3"</text:p>
          </table:table-cell>
          <table:table-cell office:value-type="string">
            <text:p>building_mining_complex_4_2</text:p>
          </table:table-cell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4_2</text:p>
          </table:table-cell>
          <table:table-cell office:value-type="string">
            <text:p>"building_mining_network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166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4"</text:p>
          </table:table-cell>
          <table:table-cell office:value-type="string">
            <text:p>building_mining_complex_5_2</text:p>
          </table:table-cell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5_2</text:p>
          </table:table-cell>
          <table:table-cell office:value-type="string">
            <text:p>"building_mining_network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16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5"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office:value-type="string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building_mining_complex_1_3</text:p>
          </table:table-cell>
          <table:table-cell office:value-type="string">
            <text:p>"building_mining_network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164"/>
          <table:table-cell table:number-columns-repeated="2" office:value-type="string">
            <text:p>yes</text:p>
          </table:table-cell>
          <table:table-cell table:number-columns-repeated="7"/>
          <table:table-cell office:value-type="string">
            <text:p>"tech_basic_industry"</text:p>
          </table:table-cell>
          <table:table-cell office:value-type="string">
            <text:p>building_mining_complex_2_3</text:p>
          </table:table-cell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2_3</text:p>
          </table:table-cell>
          <table:table-cell office:value-type="string">
            <text:p>"building_mining_network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16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2"</text:p>
          </table:table-cell>
          <table:table-cell office:value-type="string">
            <text:p>building_mining_complex_3_3</text:p>
          </table:table-cell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3_3</text:p>
          </table:table-cell>
          <table:table-cell office:value-type="string">
            <text:p>"building_mining_network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16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3"</text:p>
          </table:table-cell>
          <table:table-cell office:value-type="string">
            <text:p>building_mining_complex_4_3</text:p>
          </table:table-cell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4_3</text:p>
          </table:table-cell>
          <table:table-cell office:value-type="string">
            <text:p>"building_mining_network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"/>
          <table:table-cell office:value-type="string">
            <text:p>yes</text:p>
          </table:table-cell>
          <table:table-cell table:number-columns-repeated="161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4"</text:p>
          </table:table-cell>
          <table:table-cell office:value-type="string">
            <text:p>building_mining_complex_5_3</text:p>
          </table:table-cell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5_3</text:p>
          </table:table-cell>
          <table:table-cell office:value-type="string">
            <text:p>"building_mining_network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"/>
          <table:table-cell office:value-type="string">
            <text:p>yes</text:p>
          </table:table-cell>
          <table:table-cell table:number-columns-repeated="16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5"</text:p>
          </table:table-cell>
          <table:table-cell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office:value-type="string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building_mining_complex_1_4</text:p>
          </table:table-cell>
          <table:table-cell office:value-type="string">
            <text:p>"building_mining_network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"/>
          <table:table-cell office:value-type="string">
            <text:p>yes</text:p>
          </table:table-cell>
          <table:table-cell table:number-columns-repeated="159"/>
          <table:table-cell table:number-columns-repeated="2" office:value-type="string">
            <text:p>yes</text:p>
          </table:table-cell>
          <table:table-cell table:number-columns-repeated="7"/>
          <table:table-cell office:value-type="string">
            <text:p>"tech_basic_industry"</text:p>
          </table:table-cell>
          <table:table-cell office:value-type="string">
            <text:p>building_mining_complex_2_4</text:p>
          </table:table-cell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2_4</text:p>
          </table:table-cell>
          <table:table-cell office:value-type="string">
            <text:p>"building_mining_network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"/>
          <table:table-cell office:value-type="string">
            <text:p>yes</text:p>
          </table:table-cell>
          <table:table-cell table:number-columns-repeated="15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2"</text:p>
          </table:table-cell>
          <table:table-cell office:value-type="string">
            <text:p>building_mining_complex_3_4</text:p>
          </table:table-cell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3_4</text:p>
          </table:table-cell>
          <table:table-cell office:value-type="string">
            <text:p>"building_mining_network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8"/>
          <table:table-cell office:value-type="string">
            <text:p>yes</text:p>
          </table:table-cell>
          <table:table-cell table:number-columns-repeated="157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3"</text:p>
          </table:table-cell>
          <table:table-cell office:value-type="string">
            <text:p>building_mining_complex_4_4</text:p>
          </table:table-cell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4_4</text:p>
          </table:table-cell>
          <table:table-cell office:value-type="string">
            <text:p>"building_mining_network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9"/>
          <table:table-cell office:value-type="string">
            <text:p>yes</text:p>
          </table:table-cell>
          <table:table-cell table:number-columns-repeated="156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4"</text:p>
          </table:table-cell>
          <table:table-cell office:value-type="string">
            <text:p>building_mining_complex_5_4</text:p>
          </table:table-cell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5_4</text:p>
          </table:table-cell>
          <table:table-cell office:value-type="string">
            <text:p>"building_mining_network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15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5"</text:p>
          </table:table-cell>
          <table:table-cell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office:value-type="string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building_mining_complex_1_5</text:p>
          </table:table-cell>
          <table:table-cell office:value-type="string">
            <text:p>"building_mining_network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1"/>
          <table:table-cell office:value-type="string">
            <text:p>yes</text:p>
          </table:table-cell>
          <table:table-cell table:number-columns-repeated="154"/>
          <table:table-cell table:number-columns-repeated="2" office:value-type="string">
            <text:p>yes</text:p>
          </table:table-cell>
          <table:table-cell table:number-columns-repeated="7"/>
          <table:table-cell office:value-type="string">
            <text:p>"tech_basic_industry"</text:p>
          </table:table-cell>
          <table:table-cell office:value-type="string">
            <text:p>building_mining_complex_2</text:p>
          </table:table-cell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2_5</text:p>
          </table:table-cell>
          <table:table-cell office:value-type="string">
            <text:p>"building_mining_network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2"/>
          <table:table-cell office:value-type="string">
            <text:p>yes</text:p>
          </table:table-cell>
          <table:table-cell table:number-columns-repeated="15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2"</text:p>
          </table:table-cell>
          <table:table-cell office:value-type="string">
            <text:p>building_mining_complex_3</text:p>
          </table:table-cell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3_5</text:p>
          </table:table-cell>
          <table:table-cell office:value-type="string">
            <text:p>"building_mining_network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3"/>
          <table:table-cell office:value-type="string">
            <text:p>yes</text:p>
          </table:table-cell>
          <table:table-cell table:number-columns-repeated="15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"tech_mining_network_3"</text:p>
          </table:table-cell>
          <table:table-cell office:value-type="string">
            <text:p>building_mining_complex_4</text:p>
          </table:table-cell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4_5</text:p>
          </table:table-cell>
          <table:table-cell office:value-type="string">
            <text:p>"building_mining_network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4"/>
          <table:table-cell office:value-type="string">
            <text:p>yes</text:p>
          </table:table-cell>
          <table:table-cell table:number-columns-repeated="151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4"</text:p>
          </table:table-cell>
          <table:table-cell office:value-type="string">
            <text:p>building_mining_complex_5</text:p>
          </table:table-cell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mining_complex_5_5</text:p>
          </table:table-cell>
          <table:table-cell office:value-type="string">
            <text:p>"building_mining_network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15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"tech_mining_network_5"</text:p>
          </table:table-cell>
          <table:table-cell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minerals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office:value-type="string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building_farming_complex_1_1</text:p>
          </table:table-cell>
          <table:table-cell office:value-type="string">
            <text:p>"building_farming_complex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15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eco_simulation"</text:p>
          </table:table-cell>
          <table:table-cell office:value-type="string">
            <text:p>building_farming_complex_2_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2_1</text:p>
          </table:table-cell>
          <table:table-cell office:value-type="string">
            <text:p>"building_farming_complex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6"/>
          <table:table-cell office:value-type="string">
            <text:p>yes</text:p>
          </table:table-cell>
          <table:table-cell table:number-columns-repeated="15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2"</text:p>
          </table:table-cell>
          <table:table-cell office:value-type="string">
            <text:p>building_farming_complex_3_1</text:p>
          </table:table-cell>
          <table:table-cell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3_1</text:p>
          </table:table-cell>
          <table:table-cell office:value-type="string">
            <text:p>"building_farming_complex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7"/>
          <table:table-cell office:value-type="string">
            <text:p>yes</text:p>
          </table:table-cell>
          <table:table-cell table:number-columns-repeated="14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3"</text:p>
          </table:table-cell>
          <table:table-cell office:value-type="string">
            <text:p>building_farming_complex_4_1</text:p>
          </table:table-cell>
          <table:table-cell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4_1</text:p>
          </table:table-cell>
          <table:table-cell office:value-type="string">
            <text:p>"building_farming_complex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8"/>
          <table:table-cell office:value-type="string">
            <text:p>yes</text:p>
          </table:table-cell>
          <table:table-cell table:number-columns-repeated="14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4"</text:p>
          </table:table-cell>
          <table:table-cell office:value-type="string">
            <text:p>building_farming_complex_5_1</text:p>
          </table:table-cell>
          <table:table-cell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5_1</text:p>
          </table:table-cell>
          <table:table-cell office:value-type="string">
            <text:p>"building_farming_complex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9"/>
          <table:table-cell office:value-type="string">
            <text:p>yes</text:p>
          </table:table-cell>
          <table:table-cell table:number-columns-repeated="14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5"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/>
          <table:table-cell office:value-type="string">
            <text:p>0.03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1_2</text:p>
          </table:table-cell>
          <table:table-cell office:value-type="string">
            <text:p>"building_farming_complex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0"/>
          <table:table-cell office:value-type="string">
            <text:p>yes</text:p>
          </table:table-cell>
          <table:table-cell table:number-columns-repeated="14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eco_simulation"</text:p>
          </table:table-cell>
          <table:table-cell office:value-type="string">
            <text:p>building_farming_complex_2_2</text:p>
          </table:table-cell>
          <table:table-cell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2_2</text:p>
          </table:table-cell>
          <table:table-cell office:value-type="string">
            <text:p>"building_farming_complex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1"/>
          <table:table-cell office:value-type="string">
            <text:p>yes</text:p>
          </table:table-cell>
          <table:table-cell table:number-columns-repeated="14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2"</text:p>
          </table:table-cell>
          <table:table-cell office:value-type="string">
            <text:p>building_farming_complex_3_2</text:p>
          </table:table-cell>
          <table:table-cell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3_2</text:p>
          </table:table-cell>
          <table:table-cell office:value-type="string">
            <text:p>"building_farming_complex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2"/>
          <table:table-cell office:value-type="string">
            <text:p>yes</text:p>
          </table:table-cell>
          <table:table-cell table:number-columns-repeated="14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3"</text:p>
          </table:table-cell>
          <table:table-cell office:value-type="string">
            <text:p>building_farming_complex_4_2</text:p>
          </table:table-cell>
          <table:table-cell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4_2</text:p>
          </table:table-cell>
          <table:table-cell office:value-type="string">
            <text:p>"building_farming_complex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3"/>
          <table:table-cell office:value-type="string">
            <text:p>yes</text:p>
          </table:table-cell>
          <table:table-cell table:number-columns-repeated="144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4"</text:p>
          </table:table-cell>
          <table:table-cell office:value-type="string">
            <text:p>building_farming_complex_5_2</text:p>
          </table:table-cell>
          <table:table-cell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5_2</text:p>
          </table:table-cell>
          <table:table-cell office:value-type="string">
            <text:p>"building_farming_complex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4"/>
          <table:table-cell office:value-type="string">
            <text:p>yes</text:p>
          </table:table-cell>
          <table:table-cell table:number-columns-repeated="143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5"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/>
          <table:table-cell office:value-type="string">
            <text:p>0.03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1_3</text:p>
          </table:table-cell>
          <table:table-cell office:value-type="string">
            <text:p>"building_farming_complex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5"/>
          <table:table-cell office:value-type="string">
            <text:p>yes</text:p>
          </table:table-cell>
          <table:table-cell table:number-columns-repeated="14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eco_simulation"</text:p>
          </table:table-cell>
          <table:table-cell office:value-type="string">
            <text:p>building_farming_complex_2_3</text:p>
          </table:table-cell>
          <table:table-cell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2_3</text:p>
          </table:table-cell>
          <table:table-cell office:value-type="string">
            <text:p>"building_farming_complex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6"/>
          <table:table-cell office:value-type="string">
            <text:p>yes</text:p>
          </table:table-cell>
          <table:table-cell table:number-columns-repeated="14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2"</text:p>
          </table:table-cell>
          <table:table-cell office:value-type="string">
            <text:p>building_farming_complex_3_3</text:p>
          </table:table-cell>
          <table:table-cell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3_3</text:p>
          </table:table-cell>
          <table:table-cell office:value-type="string">
            <text:p>"building_farming_complex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7"/>
          <table:table-cell office:value-type="string">
            <text:p>yes</text:p>
          </table:table-cell>
          <table:table-cell table:number-columns-repeated="13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3"</text:p>
          </table:table-cell>
          <table:table-cell office:value-type="string">
            <text:p>building_farming_complex_4_3</text:p>
          </table:table-cell>
          <table:table-cell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4_3</text:p>
          </table:table-cell>
          <table:table-cell office:value-type="string">
            <text:p>"building_farming_complex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8"/>
          <table:table-cell office:value-type="string">
            <text:p>yes</text:p>
          </table:table-cell>
          <table:table-cell table:number-columns-repeated="13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4"</text:p>
          </table:table-cell>
          <table:table-cell office:value-type="string">
            <text:p>building_farming_complex_5_3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5_3</text:p>
          </table:table-cell>
          <table:table-cell office:value-type="string">
            <text:p>"building_farming_complex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9"/>
          <table:table-cell office:value-type="string">
            <text:p>yes</text:p>
          </table:table-cell>
          <table:table-cell table:number-columns-repeated="13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5"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/>
          <table:table-cell office:value-type="string">
            <text:p>0.03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1_4</text:p>
          </table:table-cell>
          <table:table-cell office:value-type="string">
            <text:p>"building_farming_complex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0"/>
          <table:table-cell office:value-type="string">
            <text:p>yes</text:p>
          </table:table-cell>
          <table:table-cell table:number-columns-repeated="13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eco_simulation"</text:p>
          </table:table-cell>
          <table:table-cell office:value-type="string">
            <text:p>building_farming_complex_2_4</text:p>
          </table:table-cell>
          <table:table-cell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2_4</text:p>
          </table:table-cell>
          <table:table-cell office:value-type="string">
            <text:p>"building_farming_complex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1"/>
          <table:table-cell office:value-type="string">
            <text:p>yes</text:p>
          </table:table-cell>
          <table:table-cell table:number-columns-repeated="13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2"</text:p>
          </table:table-cell>
          <table:table-cell office:value-type="string">
            <text:p>building_farming_complex_3_4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3_4</text:p>
          </table:table-cell>
          <table:table-cell office:value-type="string">
            <text:p>"building_farming_complex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2"/>
          <table:table-cell office:value-type="string">
            <text:p>yes</text:p>
          </table:table-cell>
          <table:table-cell table:number-columns-repeated="13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3"</text:p>
          </table:table-cell>
          <table:table-cell office:value-type="string">
            <text:p>building_farming_complex_4_4</text:p>
          </table:table-cell>
          <table:table-cell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4_4</text:p>
          </table:table-cell>
          <table:table-cell office:value-type="string">
            <text:p>"building_farming_complex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3"/>
          <table:table-cell office:value-type="string">
            <text:p>yes</text:p>
          </table:table-cell>
          <table:table-cell table:number-columns-repeated="134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4"</text:p>
          </table:table-cell>
          <table:table-cell office:value-type="string">
            <text:p>building_farming_complex_5_4</text:p>
          </table:table-cell>
          <table:table-cell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5_4</text:p>
          </table:table-cell>
          <table:table-cell office:value-type="string">
            <text:p>"building_farming_complex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4"/>
          <table:table-cell office:value-type="string">
            <text:p>yes</text:p>
          </table:table-cell>
          <table:table-cell table:number-columns-repeated="133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5"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/>
          <table:table-cell office:value-type="string">
            <text:p>0.03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1_5</text:p>
          </table:table-cell>
          <table:table-cell office:value-type="string">
            <text:p>"building_farming_complex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5"/>
          <table:table-cell office:value-type="string">
            <text:p>yes</text:p>
          </table:table-cell>
          <table:table-cell table:number-columns-repeated="13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eco_simulation"</text:p>
          </table:table-cell>
          <table:table-cell office:value-type="string">
            <text:p>building_farming_complex_2_5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2_5</text:p>
          </table:table-cell>
          <table:table-cell office:value-type="string">
            <text:p>"building_farming_complex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6"/>
          <table:table-cell office:value-type="string">
            <text:p>yes</text:p>
          </table:table-cell>
          <table:table-cell table:number-columns-repeated="13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2"</text:p>
          </table:table-cell>
          <table:table-cell office:value-type="string">
            <text:p>building_farming_complex_3_5</text:p>
          </table:table-cell>
          <table:table-cell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3_5</text:p>
          </table:table-cell>
          <table:table-cell office:value-type="string">
            <text:p>"building_farming_complex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7"/>
          <table:table-cell office:value-type="string">
            <text:p>yes</text:p>
          </table:table-cell>
          <table:table-cell table:number-columns-repeated="12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farming_complex_3"</text:p>
          </table:table-cell>
          <table:table-cell office:value-type="string">
            <text:p>building_farming_complex_4_5</text:p>
          </table:table-cell>
          <table:table-cell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4_5</text:p>
          </table:table-cell>
          <table:table-cell office:value-type="string">
            <text:p>"building_farming_complex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  <table:table-cell office:value-type="string">
            <text:p>yes</text:p>
          </table:table-cell>
          <table:table-cell table:number-columns-repeated="12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4"</text:p>
          </table:table-cell>
          <table:table-cell office:value-type="string">
            <text:p>building_farming_complex_5_5</text:p>
          </table:table-cell>
          <table:table-cell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farming_complex_5_5</text:p>
          </table:table-cell>
          <table:table-cell office:value-type="string">
            <text:p>"building_farming_complex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office:value-type="string">
            <text:p>yes</text:p>
          </table:table-cell>
          <table:table-cell table:number-columns-repeated="12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farming_complex_5"</text:p>
          </table:table-cell>
          <table:table-cell table:number-columns-repeated="2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food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/>
          <table:table-cell office:value-type="string">
            <text:p>0.03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number-columns-repeated="233"/>
          <table:table-cell office:value-type="string">
            <text:p>OCC1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r_adaptability_finish</text:p>
          </table:table-cell>
          <table:table-cell/>
        </table:table-row>
        <table:table-row table:style-name="ro1">
          <table:table-cell office:value-type="string">
            <text:p>building_isotope_refinery_1_1</text:p>
          </table:table-cell>
          <table:table-cell office:value-type="string">
            <text:p>"building_power_plant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1"/>
          <table:table-cell office:value-type="string">
            <text:p>yes</text:p>
          </table:table-cell>
          <table:table-cell table:number-columns-repeated="12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1"</text:p>
          </table:table-cell>
          <table:table-cell office:value-type="string">
            <text:p>building_isotope_refinery_2_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OCC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table:number-columns-repeated="201"/>
          <table:table-cell office:value-type="string">
            <text:p>OCC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4"/>
        </table:table-row>
        <table:table-row table:style-name="ro1">
          <table:table-cell office:value-type="string">
            <text:p>building_isotope_refinery_2_1</text:p>
          </table:table-cell>
          <table:table-cell office:value-type="string">
            <text:p>"building_power_plant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2"/>
          <table:table-cell office:value-type="string">
            <text:p>yes</text:p>
          </table:table-cell>
          <table:table-cell table:number-columns-repeated="12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2"</text:p>
          </table:table-cell>
          <table:table-cell office:value-type="string">
            <text:p>building_isotope_refinery_3_1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3_1</text:p>
          </table:table-cell>
          <table:table-cell office:value-type="string">
            <text:p>"building_power_plant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3"/>
          <table:table-cell office:value-type="string">
            <text:p>yes</text:p>
          </table:table-cell>
          <table:table-cell table:number-columns-repeated="12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3"</text:p>
          </table:table-cell>
          <table:table-cell office:value-type="string">
            <text:p>building_isotope_refinery_4_1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4_1</text:p>
          </table:table-cell>
          <table:table-cell office:value-type="string">
            <text:p>"building_power_plant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4"/>
          <table:table-cell office:value-type="string">
            <text:p>yes</text:p>
          </table:table-cell>
          <table:table-cell table:number-columns-repeated="12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4"</text:p>
          </table:table-cell>
          <table:table-cell office:value-type="string">
            <text:p>building_isotope_refinery_5_1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5_1</text:p>
          </table:table-cell>
          <table:table-cell office:value-type="string">
            <text:p>"building_power_plant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5"/>
          <table:table-cell office:value-type="string">
            <text:p>yes</text:p>
          </table:table-cell>
          <table:table-cell table:number-columns-repeated="12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5"</text:p>
          </table:table-cell>
          <table:table-cell table:number-columns-repeated="3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building_isotope_refinery_1_2</text:p>
          </table:table-cell>
          <table:table-cell office:value-type="string">
            <text:p>"building_power_plant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6"/>
          <table:table-cell office:value-type="string">
            <text:p>yes</text:p>
          </table:table-cell>
          <table:table-cell table:number-columns-repeated="120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1"</text:p>
          </table:table-cell>
          <table:table-cell office:value-type="string">
            <text:p>building_isotope_refinery_2_2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2_2</text:p>
          </table:table-cell>
          <table:table-cell office:value-type="string">
            <text:p>"building_power_plant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7"/>
          <table:table-cell office:value-type="string">
            <text:p>yes</text:p>
          </table:table-cell>
          <table:table-cell table:number-columns-repeated="12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2"</text:p>
          </table:table-cell>
          <table:table-cell office:value-type="string">
            <text:p>building_isotope_refinery_3_2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3_2</text:p>
          </table:table-cell>
          <table:table-cell office:value-type="string">
            <text:p>"building_power_plant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8"/>
          <table:table-cell office:value-type="string">
            <text:p>yes</text:p>
          </table:table-cell>
          <table:table-cell table:number-columns-repeated="119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3"</text:p>
          </table:table-cell>
          <table:table-cell office:value-type="string">
            <text:p>building_isotope_refinery_4_2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4_2</text:p>
          </table:table-cell>
          <table:table-cell office:value-type="string">
            <text:p>"building_power_plant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59"/>
          <table:table-cell office:value-type="string">
            <text:p>yes</text:p>
          </table:table-cell>
          <table:table-cell table:number-columns-repeated="11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4"</text:p>
          </table:table-cell>
          <table:table-cell office:value-type="string">
            <text:p>building_isotope_refinery_5_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5_2</text:p>
          </table:table-cell>
          <table:table-cell office:value-type="string">
            <text:p>"building_power_plant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0"/>
          <table:table-cell office:value-type="string">
            <text:p>yes</text:p>
          </table:table-cell>
          <table:table-cell table:number-columns-repeated="11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5"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building_isotope_refinery_1_3</text:p>
          </table:table-cell>
          <table:table-cell office:value-type="string">
            <text:p>"building_power_plant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1"/>
          <table:table-cell office:value-type="string">
            <text:p>yes</text:p>
          </table:table-cell>
          <table:table-cell table:number-columns-repeated="11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1"</text:p>
          </table:table-cell>
          <table:table-cell office:value-type="string">
            <text:p>building_isotope_refinery_2_3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2_3</text:p>
          </table:table-cell>
          <table:table-cell office:value-type="string">
            <text:p>"building_power_plant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2"/>
          <table:table-cell office:value-type="string">
            <text:p>yes</text:p>
          </table:table-cell>
          <table:table-cell table:number-columns-repeated="11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2"</text:p>
          </table:table-cell>
          <table:table-cell office:value-type="string">
            <text:p>building_isotope_refinery_3_3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3_3</text:p>
          </table:table-cell>
          <table:table-cell office:value-type="string">
            <text:p>"building_power_plant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3"/>
          <table:table-cell office:value-type="string">
            <text:p>yes</text:p>
          </table:table-cell>
          <table:table-cell table:number-columns-repeated="11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3"</text:p>
          </table:table-cell>
          <table:table-cell office:value-type="string">
            <text:p>building_isotope_refinery_4_3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4_3</text:p>
          </table:table-cell>
          <table:table-cell office:value-type="string">
            <text:p>"building_power_plant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4"/>
          <table:table-cell office:value-type="string">
            <text:p>yes</text:p>
          </table:table-cell>
          <table:table-cell table:number-columns-repeated="11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4"</text:p>
          </table:table-cell>
          <table:table-cell office:value-type="string">
            <text:p>building_isotope_refinery_5_3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5_3</text:p>
          </table:table-cell>
          <table:table-cell office:value-type="string">
            <text:p>"building_power_plant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5"/>
          <table:table-cell office:value-type="string">
            <text:p>yes</text:p>
          </table:table-cell>
          <table:table-cell table:number-columns-repeated="11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5"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building_isotope_refinery_1_4</text:p>
          </table:table-cell>
          <table:table-cell office:value-type="string">
            <text:p>"building_power_plant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6"/>
          <table:table-cell office:value-type="string">
            <text:p>yes</text:p>
          </table:table-cell>
          <table:table-cell table:number-columns-repeated="110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1"</text:p>
          </table:table-cell>
          <table:table-cell office:value-type="string">
            <text:p>building_isotope_refinery_2_4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2_4</text:p>
          </table:table-cell>
          <table:table-cell office:value-type="string">
            <text:p>"building_power_plant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7"/>
          <table:table-cell office:value-type="string">
            <text:p>yes</text:p>
          </table:table-cell>
          <table:table-cell table:number-columns-repeated="11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2"</text:p>
          </table:table-cell>
          <table:table-cell office:value-type="string">
            <text:p>building_isotope_refinery_3_4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3_4</text:p>
          </table:table-cell>
          <table:table-cell office:value-type="string">
            <text:p>"building_power_plant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8"/>
          <table:table-cell office:value-type="string">
            <text:p>yes</text:p>
          </table:table-cell>
          <table:table-cell table:number-columns-repeated="109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3"</text:p>
          </table:table-cell>
          <table:table-cell office:value-type="string">
            <text:p>building_isotope_refinery_4_4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4_4</text:p>
          </table:table-cell>
          <table:table-cell office:value-type="string">
            <text:p>"building_power_plant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69"/>
          <table:table-cell office:value-type="string">
            <text:p>yes</text:p>
          </table:table-cell>
          <table:table-cell table:number-columns-repeated="10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4"</text:p>
          </table:table-cell>
          <table:table-cell office:value-type="string">
            <text:p>building_isotope_refinery_5_4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5_4</text:p>
          </table:table-cell>
          <table:table-cell office:value-type="string">
            <text:p>"building_power_plant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0"/>
          <table:table-cell office:value-type="string">
            <text:p>yes</text:p>
          </table:table-cell>
          <table:table-cell table:number-columns-repeated="10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5"</text:p>
          </table:table-cell>
          <table:table-cell table:number-columns-repeated="3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building_isotope_refinery_1_5</text:p>
          </table:table-cell>
          <table:table-cell office:value-type="string">
            <text:p>"building_power_plant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1"/>
          <table:table-cell office:value-type="string">
            <text:p>yes</text:p>
          </table:table-cell>
          <table:table-cell table:number-columns-repeated="10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1"</text:p>
          </table:table-cell>
          <table:table-cell office:value-type="string">
            <text:p>building_isotope_refinery_2_5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2_5</text:p>
          </table:table-cell>
          <table:table-cell office:value-type="string">
            <text:p>"building_power_plant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2"/>
          <table:table-cell office:value-type="string">
            <text:p>yes</text:p>
          </table:table-cell>
          <table:table-cell table:number-columns-repeated="10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2"</text:p>
          </table:table-cell>
          <table:table-cell office:value-type="string">
            <text:p>building_isotope_refinery_3_5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3_5</text:p>
          </table:table-cell>
          <table:table-cell office:value-type="string">
            <text:p>"building_power_plant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3"/>
          <table:table-cell office:value-type="string">
            <text:p>yes</text:p>
          </table:table-cell>
          <table:table-cell table:number-columns-repeated="10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3"</text:p>
          </table:table-cell>
          <table:table-cell office:value-type="string">
            <text:p>building_isotope_refinery_4_5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4_5</text:p>
          </table:table-cell>
          <table:table-cell office:value-type="string">
            <text:p>"building_power_plant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4"/>
          <table:table-cell office:value-type="string">
            <text:p>yes</text:p>
          </table:table-cell>
          <table:table-cell table:number-columns-repeated="10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4"</text:p>
          </table:table-cell>
          <table:table-cell office:value-type="string">
            <text:p>building_isotope_refinery_5_5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isotope_refinery_5_5</text:p>
          </table:table-cell>
          <table:table-cell office:value-type="string">
            <text:p>"building_power_plant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5"/>
          <table:table-cell office:value-type="string">
            <text:p>yes</text:p>
          </table:table-cell>
          <table:table-cell table:number-columns-repeated="10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"tech_power_plant_5"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energy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2">
          <table:table-cell office:value-type="string">
            <text:p>building_biofuel_refinery_1_1</text:p>
          </table:table-cell>
          <table:table-cell office:value-type="string">
            <text:p>"building_biofuel_refinery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6"/>
          <table:table-cell office:value-type="string">
            <text:p>yes</text:p>
          </table:table-cell>
          <table:table-cell table:number-columns-repeated="10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1"</text:p>
          </table:table-cell>
          <table:table-cell office:value-type="string">
            <text:p>building_biofuel_refinery_2_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OCC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table:number-columns-repeated="201"/>
          <table:table-cell office:value-type="string">
            <text:p>OCC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4"/>
        </table:table-row>
        <table:table-row table:style-name="ro2">
          <table:table-cell office:value-type="string">
            <text:p>building_biofuel_refinery_2_1</text:p>
          </table:table-cell>
          <table:table-cell office:value-type="string">
            <text:p>"building_biofuel_refinery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7"/>
          <table:table-cell office:value-type="string">
            <text:p>yes</text:p>
          </table:table-cell>
          <table:table-cell table:number-columns-repeated="10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2"</text:p>
          </table:table-cell>
          <table:table-cell office:value-type="string">
            <text:p>building_biofuel_refinery_3_1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3_1</text:p>
          </table:table-cell>
          <table:table-cell office:value-type="string">
            <text:p>"building_biofuel_refinery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8"/>
          <table:table-cell office:value-type="string">
            <text:p>yes</text:p>
          </table:table-cell>
          <table:table-cell table:number-columns-repeated="9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3"</text:p>
          </table:table-cell>
          <table:table-cell office:value-type="string">
            <text:p>building_biofuel_refinery_4_1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4_1</text:p>
          </table:table-cell>
          <table:table-cell office:value-type="string">
            <text:p>"building_biofuel_refinery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79"/>
          <table:table-cell office:value-type="string">
            <text:p>yes</text:p>
          </table:table-cell>
          <table:table-cell table:number-columns-repeated="9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4"</text:p>
          </table:table-cell>
          <table:table-cell office:value-type="string">
            <text:p>building_biofuel_refinery_5_1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uilding_biofuel_refinery_5_1</text:p>
          </table:table-cell>
          <table:table-cell office:value-type="string">
            <text:p>"building_biofuel_refinery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0"/>
          <table:table-cell office:value-type="string">
            <text:p>yes</text:p>
          </table:table-cell>
          <table:table-cell table:number-columns-repeated="9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5"</text:p>
          </table:table-cell>
          <table:table-cell table:number-columns-repeated="3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2">
          <table:table-cell office:value-type="string">
            <text:p>building_biofuel_refinery_1_2</text:p>
          </table:table-cell>
          <table:table-cell office:value-type="string">
            <text:p>"building_biofuel_refinery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1"/>
          <table:table-cell office:value-type="string">
            <text:p>yes</text:p>
          </table:table-cell>
          <table:table-cell table:number-columns-repeated="9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1"</text:p>
          </table:table-cell>
          <table:table-cell office:value-type="string">
            <text:p>building_biofuel_refinery_2_2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2_2</text:p>
          </table:table-cell>
          <table:table-cell office:value-type="string">
            <text:p>"building_biofuel_refinery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2"/>
          <table:table-cell office:value-type="string">
            <text:p>yes</text:p>
          </table:table-cell>
          <table:table-cell table:number-columns-repeated="9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2"</text:p>
          </table:table-cell>
          <table:table-cell office:value-type="string">
            <text:p>building_biofuel_refinery_3_2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3_2</text:p>
          </table:table-cell>
          <table:table-cell office:value-type="string">
            <text:p>"building_biofuel_refinery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3"/>
          <table:table-cell office:value-type="string">
            <text:p>yes</text:p>
          </table:table-cell>
          <table:table-cell table:number-columns-repeated="9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3"</text:p>
          </table:table-cell>
          <table:table-cell office:value-type="string">
            <text:p>building_biofuel_refinery_4_2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4_2</text:p>
          </table:table-cell>
          <table:table-cell office:value-type="string">
            <text:p>"building_biofuel_refinery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4"/>
          <table:table-cell office:value-type="string">
            <text:p>yes</text:p>
          </table:table-cell>
          <table:table-cell table:number-columns-repeated="94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4"</text:p>
          </table:table-cell>
          <table:table-cell office:value-type="string">
            <text:p>building_biofuel_refinery_5_2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uilding_biofuel_refinery_5_2</text:p>
          </table:table-cell>
          <table:table-cell office:value-type="string">
            <text:p>"building_biofuel_refinery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5"/>
          <table:table-cell office:value-type="string">
            <text:p>yes</text:p>
          </table:table-cell>
          <table:table-cell table:number-columns-repeated="93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5"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2">
          <table:table-cell office:value-type="string">
            <text:p>building_biofuel_refinery_1_3</text:p>
          </table:table-cell>
          <table:table-cell office:value-type="string">
            <text:p>"building_biofuel_refinery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6"/>
          <table:table-cell office:value-type="string">
            <text:p>yes</text:p>
          </table:table-cell>
          <table:table-cell table:number-columns-repeated="9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1"</text:p>
          </table:table-cell>
          <table:table-cell office:value-type="string">
            <text:p>building_biofuel_refinery_2_3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2_3</text:p>
          </table:table-cell>
          <table:table-cell office:value-type="string">
            <text:p>"building_biofuel_refinery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7"/>
          <table:table-cell office:value-type="string">
            <text:p>yes</text:p>
          </table:table-cell>
          <table:table-cell table:number-columns-repeated="9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2"</text:p>
          </table:table-cell>
          <table:table-cell office:value-type="string">
            <text:p>building_biofuel_refinery_3_3</text:p>
          </table:table-cell>
          <table:table-cell table:number-columns-repeated="2"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3_3</text:p>
          </table:table-cell>
          <table:table-cell office:value-type="string">
            <text:p>"building_biofuel_refinery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8"/>
          <table:table-cell office:value-type="string">
            <text:p>yes</text:p>
          </table:table-cell>
          <table:table-cell table:number-columns-repeated="8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3"</text:p>
          </table:table-cell>
          <table:table-cell office:value-type="string">
            <text:p>building_biofuel_refinery_4_3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4_3</text:p>
          </table:table-cell>
          <table:table-cell office:value-type="string">
            <text:p>"building_biofuel_refinery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89"/>
          <table:table-cell office:value-type="string">
            <text:p>yes</text:p>
          </table:table-cell>
          <table:table-cell table:number-columns-repeated="8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4"</text:p>
          </table:table-cell>
          <table:table-cell office:value-type="string">
            <text:p>building_biofuel_refinery_5_3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uilding_biofuel_refinery_5_3</text:p>
          </table:table-cell>
          <table:table-cell office:value-type="string">
            <text:p>"building_biofuel_refinery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0"/>
          <table:table-cell office:value-type="string">
            <text:p>yes</text:p>
          </table:table-cell>
          <table:table-cell table:number-columns-repeated="8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5"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2">
          <table:table-cell office:value-type="string">
            <text:p>building_biofuel_refinery_1_4</text:p>
          </table:table-cell>
          <table:table-cell office:value-type="string">
            <text:p>"building_biofuel_refinery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1"/>
          <table:table-cell office:value-type="string">
            <text:p>yes</text:p>
          </table:table-cell>
          <table:table-cell table:number-columns-repeated="8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1"</text:p>
          </table:table-cell>
          <table:table-cell office:value-type="string">
            <text:p>building_biofuel_refinery_2_4</text:p>
          </table:table-cell>
          <table:table-cell table:number-columns-repeated="2"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2_4</text:p>
          </table:table-cell>
          <table:table-cell office:value-type="string">
            <text:p>"building_biofuel_refinery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2"/>
          <table:table-cell office:value-type="string">
            <text:p>yes</text:p>
          </table:table-cell>
          <table:table-cell table:number-columns-repeated="8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2"</text:p>
          </table:table-cell>
          <table:table-cell office:value-type="string">
            <text:p>building_biofuel_refinery_3_4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3_4</text:p>
          </table:table-cell>
          <table:table-cell office:value-type="string">
            <text:p>"building_biofuel_refinery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3"/>
          <table:table-cell office:value-type="string">
            <text:p>yes</text:p>
          </table:table-cell>
          <table:table-cell table:number-columns-repeated="84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3"</text:p>
          </table:table-cell>
          <table:table-cell office:value-type="string">
            <text:p>building_biofuel_refinery_4_4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4_4</text:p>
          </table:table-cell>
          <table:table-cell office:value-type="string">
            <text:p>"building_biofuel_refinery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4"/>
          <table:table-cell office:value-type="string">
            <text:p>yes</text:p>
          </table:table-cell>
          <table:table-cell table:number-columns-repeated="84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4"</text:p>
          </table:table-cell>
          <table:table-cell office:value-type="string">
            <text:p>building_biofuel_refinery_5_4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uilding_biofuel_refinery_5_4</text:p>
          </table:table-cell>
          <table:table-cell office:value-type="string">
            <text:p>"building_biofuel_refinery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5"/>
          <table:table-cell office:value-type="string">
            <text:p>yes</text:p>
          </table:table-cell>
          <table:table-cell table:number-columns-repeated="83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5"</text:p>
          </table:table-cell>
          <table:table-cell table:number-columns-repeated="3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2">
          <table:table-cell office:value-type="string">
            <text:p>building_biofuel_refinery_1_5</text:p>
          </table:table-cell>
          <table:table-cell office:value-type="string">
            <text:p>"building_biofuel_refinery_1"</text:p>
          </table:table-cell>
          <table:table-cell office:value-type="string">
            <text:p>standard_resource_building</text:p>
          </table:table-cell>
          <table:table-cell office:value-type="string">
            <text:p>yes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6"/>
          <table:table-cell office:value-type="string">
            <text:p>yes</text:p>
          </table:table-cell>
          <table:table-cell table:number-columns-repeated="80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1"</text:p>
          </table:table-cell>
          <table:table-cell office:value-type="string">
            <text:p>building_biofuel_refinery_2_5</text:p>
          </table:table-cell>
          <table:table-cell table:number-columns-repeated="2"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2_5</text:p>
          </table:table-cell>
          <table:table-cell office:value-type="string">
            <text:p>"building_biofuel_refinery_2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7"/>
          <table:table-cell office:value-type="string">
            <text:p>yes</text:p>
          </table:table-cell>
          <table:table-cell table:number-columns-repeated="80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2"</text:p>
          </table:table-cell>
          <table:table-cell office:value-type="string">
            <text:p>building_biofuel_refinery_3_5</text:p>
          </table:table-cell>
          <table:table-cell table:number-columns-repeated="2"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3_5</text:p>
          </table:table-cell>
          <table:table-cell office:value-type="string">
            <text:p>"building_biofuel_refinery_3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8"/>
          <table:table-cell office:value-type="string">
            <text:p>yes</text:p>
          </table:table-cell>
          <table:table-cell table:number-columns-repeated="79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"tech_biofuel_refining_3"</text:p>
          </table:table-cell>
          <table:table-cell office:value-type="string">
            <text:p>building_biofuel_refinery_4_5</text:p>
          </table:table-cell>
          <table:table-cell table:number-columns-repeated="2"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2">
          <table:table-cell office:value-type="string">
            <text:p>building_biofuel_refinery_4_5</text:p>
          </table:table-cell>
          <table:table-cell office:value-type="string">
            <text:p>"building_biofuel_refinery_4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99"/>
          <table:table-cell office:value-type="string">
            <text:p>yes</text:p>
          </table:table-cell>
          <table:table-cell table:number-columns-repeated="79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4"</text:p>
          </table:table-cell>
          <table:table-cell office:value-type="string">
            <text:p>building_biofuel_refinery_5_5</text:p>
          </table:table-cell>
          <table:table-cell table:number-columns-repeated="2"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uilding_biofuel_refinery_5_5</text:p>
          </table:table-cell>
          <table:table-cell office:value-type="string">
            <text:p>"building_biofuel_refinery_5"</text:p>
          </table:table-cell>
          <table:table-cell office:value-type="string">
            <text:p>standard_resource_building</text:p>
          </table:table-cell>
          <table:table-cell office:value-type="string">
            <text:p>no</text:p>
          </table:table-cell>
          <table:table-cell table:number-columns-repeated="2" office:value-type="string">
            <text:p>1</text:p>
          </table:table-cell>
          <table:table-cell/>
          <table:table-cell office:value-type="string">
            <text:p>yes</text:p>
          </table:table-cell>
          <table:table-cell table:number-columns-repeated="100"/>
          <table:table-cell office:value-type="string">
            <text:p>yes</text:p>
          </table:table-cell>
          <table:table-cell table:number-columns-repeated="78"/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"tech_biofuel_refining_5"</text:p>
          </table:table-cell>
          <table:table-cell table:number-columns-repeated="3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build_biofuel_refineries</text:p>
          </table:table-cell>
          <table:table-cell office:value-type="string">
            <text:p>0</text:p>
          </table:table-cell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building_society_lab_1_1</text:p>
          </table:table-cell>
          <table:table-cell office:value-type="string">
            <text:p>"building_bio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1"/>
          <table:table-cell office:value-type="string">
            <text:p>yes</text:p>
          </table:table-cell>
          <table:table-cell table:number-columns-repeated="75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"tech_basic_science_lab_1"</text:p>
          </table:table-cell>
          <table:table-cell office:value-type="string">
            <text:p>building_society_lab_2_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2_1</text:p>
          </table:table-cell>
          <table:table-cell office:value-type="string">
            <text:p>"building_bio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2"/>
          <table:table-cell office:value-type="string">
            <text:p>yes</text:p>
          </table:table-cell>
          <table:table-cell table:number-columns-repeated="7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1"</text:p>
          </table:table-cell>
          <table:table-cell office:value-type="string">
            <text:p>building_society_lab_3_1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3_1</text:p>
          </table:table-cell>
          <table:table-cell office:value-type="string">
            <text:p>"building_bio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3"/>
          <table:table-cell office:value-type="string">
            <text:p>yes</text:p>
          </table:table-cell>
          <table:table-cell table:number-columns-repeated="7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2"</text:p>
          </table:table-cell>
          <table:table-cell office:value-type="string">
            <text:p>building_society_lab_4_1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4_1</text:p>
          </table:table-cell>
          <table:table-cell office:value-type="string">
            <text:p>"building_bio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4"/>
          <table:table-cell office:value-type="string">
            <text:p>yes</text:p>
          </table:table-cell>
          <table:table-cell table:number-columns-repeated="7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3"</text:p>
          </table:table-cell>
          <table:table-cell office:value-type="string">
            <text:p>building_society_lab_5_1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5_1</text:p>
          </table:table-cell>
          <table:table-cell office:value-type="string">
            <text:p>"building_bio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5"/>
          <table:table-cell office:value-type="string">
            <text:p>yes</text:p>
          </table:table-cell>
          <table:table-cell table:number-columns-repeated="7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4"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building_society_lab_1_2</text:p>
          </table:table-cell>
          <table:table-cell office:value-type="string">
            <text:p>"building_bio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6"/>
          <table:table-cell office:value-type="string">
            <text:p>yes</text:p>
          </table:table-cell>
          <table:table-cell table:number-columns-repeated="70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"tech_basic_science_lab_1"</text:p>
          </table:table-cell>
          <table:table-cell office:value-type="string">
            <text:p>building_society_lab_2_2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2_2</text:p>
          </table:table-cell>
          <table:table-cell office:value-type="string">
            <text:p>"building_bio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7"/>
          <table:table-cell office:value-type="string">
            <text:p>yes</text:p>
          </table:table-cell>
          <table:table-cell table:number-columns-repeated="70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1"</text:p>
          </table:table-cell>
          <table:table-cell office:value-type="string">
            <text:p>building_society_lab_3_2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3_2</text:p>
          </table:table-cell>
          <table:table-cell office:value-type="string">
            <text:p>"building_bio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8"/>
          <table:table-cell office:value-type="string">
            <text:p>yes</text:p>
          </table:table-cell>
          <table:table-cell table:number-columns-repeated="69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2"</text:p>
          </table:table-cell>
          <table:table-cell office:value-type="string">
            <text:p>building_society_lab_4_2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4_2</text:p>
          </table:table-cell>
          <table:table-cell office:value-type="string">
            <text:p>"building_bio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09"/>
          <table:table-cell office:value-type="string">
            <text:p>yes</text:p>
          </table:table-cell>
          <table:table-cell table:number-columns-repeated="69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3"</text:p>
          </table:table-cell>
          <table:table-cell office:value-type="string">
            <text:p>building_society_lab_5_2</text:p>
          </table:table-cell>
          <table:table-cell table:number-columns-repeated="3"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5_2</text:p>
          </table:table-cell>
          <table:table-cell office:value-type="string">
            <text:p>"building_bio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0"/>
          <table:table-cell office:value-type="string">
            <text:p>yes</text:p>
          </table:table-cell>
          <table:table-cell table:number-columns-repeated="68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4"</text:p>
          </table:table-cell>
          <table:table-cell table:number-columns-repeated="4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building_society_lab_1_3</text:p>
          </table:table-cell>
          <table:table-cell office:value-type="string">
            <text:p>"building_bio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1"/>
          <table:table-cell office:value-type="string">
            <text:p>yes</text:p>
          </table:table-cell>
          <table:table-cell table:number-columns-repeated="65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"tech_basic_science_lab_1"</text:p>
          </table:table-cell>
          <table:table-cell office:value-type="string">
            <text:p>building_society_lab_2_3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2_3</text:p>
          </table:table-cell>
          <table:table-cell office:value-type="string">
            <text:p>"building_bio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2"/>
          <table:table-cell office:value-type="string">
            <text:p>yes</text:p>
          </table:table-cell>
          <table:table-cell table:number-columns-repeated="6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1"</text:p>
          </table:table-cell>
          <table:table-cell office:value-type="string">
            <text:p>building_society_lab_3_3</text:p>
          </table:table-cell>
          <table:table-cell table:number-columns-repeated="3"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3_3</text:p>
          </table:table-cell>
          <table:table-cell office:value-type="string">
            <text:p>"building_bio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3"/>
          <table:table-cell office:value-type="string">
            <text:p>yes</text:p>
          </table:table-cell>
          <table:table-cell table:number-columns-repeated="6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2"</text:p>
          </table:table-cell>
          <table:table-cell office:value-type="string">
            <text:p>building_society_lab_4_3</text:p>
          </table:table-cell>
          <table:table-cell table:number-columns-repeated="3"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4_3</text:p>
          </table:table-cell>
          <table:table-cell office:value-type="string">
            <text:p>"building_bio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4"/>
          <table:table-cell office:value-type="string">
            <text:p>yes</text:p>
          </table:table-cell>
          <table:table-cell table:number-columns-repeated="6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3"</text:p>
          </table:table-cell>
          <table:table-cell office:value-type="string">
            <text:p>building_society_lab_5_3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5_3</text:p>
          </table:table-cell>
          <table:table-cell office:value-type="string">
            <text:p>"building_bio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5"/>
          <table:table-cell office:value-type="string">
            <text:p>yes</text:p>
          </table:table-cell>
          <table:table-cell table:number-columns-repeated="6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4"</text:p>
          </table:table-cell>
          <table:table-cell table:number-columns-repeated="4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building_society_lab_1_4</text:p>
          </table:table-cell>
          <table:table-cell office:value-type="string">
            <text:p>"building_bio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6"/>
          <table:table-cell office:value-type="string">
            <text:p>yes</text:p>
          </table:table-cell>
          <table:table-cell table:number-columns-repeated="60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"tech_basic_science_lab_1"</text:p>
          </table:table-cell>
          <table:table-cell office:value-type="string">
            <text:p>building_society_lab_2_4</text:p>
          </table:table-cell>
          <table:table-cell table:number-columns-repeated="3"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2_4</text:p>
          </table:table-cell>
          <table:table-cell office:value-type="string">
            <text:p>"building_bio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7"/>
          <table:table-cell office:value-type="string">
            <text:p>yes</text:p>
          </table:table-cell>
          <table:table-cell table:number-columns-repeated="60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1"</text:p>
          </table:table-cell>
          <table:table-cell office:value-type="string">
            <text:p>building_society_lab_3_4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3_4</text:p>
          </table:table-cell>
          <table:table-cell office:value-type="string">
            <text:p>"building_bio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8"/>
          <table:table-cell office:value-type="string">
            <text:p>yes</text:p>
          </table:table-cell>
          <table:table-cell table:number-columns-repeated="59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2"</text:p>
          </table:table-cell>
          <table:table-cell office:value-type="string">
            <text:p>building_society_lab_4_4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4_4</text:p>
          </table:table-cell>
          <table:table-cell office:value-type="string">
            <text:p>"building_bio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19"/>
          <table:table-cell office:value-type="string">
            <text:p>yes</text:p>
          </table:table-cell>
          <table:table-cell table:number-columns-repeated="59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3"</text:p>
          </table:table-cell>
          <table:table-cell office:value-type="string">
            <text:p>building_society_lab_5_4</text:p>
          </table:table-cell>
          <table:table-cell table:number-columns-repeated="3"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5_4</text:p>
          </table:table-cell>
          <table:table-cell office:value-type="string">
            <text:p>"building_bio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0"/>
          <table:table-cell office:value-type="string">
            <text:p>yes</text:p>
          </table:table-cell>
          <table:table-cell table:number-columns-repeated="58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4"</text:p>
          </table:table-cell>
          <table:table-cell table:number-columns-repeated="4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building_society_lab_1_5</text:p>
          </table:table-cell>
          <table:table-cell office:value-type="string">
            <text:p>"building_bio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1"/>
          <table:table-cell office:value-type="string">
            <text:p>yes</text:p>
          </table:table-cell>
          <table:table-cell table:number-columns-repeated="55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"tech_basic_science_lab_1"</text:p>
          </table:table-cell>
          <table:table-cell office:value-type="string">
            <text:p>building_society_lab_2_5</text:p>
          </table:table-cell>
          <table:table-cell table:number-columns-repeated="3"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2_5</text:p>
          </table:table-cell>
          <table:table-cell office:value-type="string">
            <text:p>"building_bio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2"/>
          <table:table-cell office:value-type="string">
            <text:p>yes</text:p>
          </table:table-cell>
          <table:table-cell table:number-columns-repeated="5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1"</text:p>
          </table:table-cell>
          <table:table-cell office:value-type="string">
            <text:p>building_society_lab_3_5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3_5</text:p>
          </table:table-cell>
          <table:table-cell office:value-type="string">
            <text:p>"building_bio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3"/>
          <table:table-cell office:value-type="string">
            <text:p>yes</text:p>
          </table:table-cell>
          <table:table-cell table:number-columns-repeated="5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"tech_biolab_2"</text:p>
          </table:table-cell>
          <table:table-cell office:value-type="string">
            <text:p>building_society_lab_4_5</text:p>
          </table:table-cell>
          <table:table-cell table:number-columns-repeated="3"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4_5</text:p>
          </table:table-cell>
          <table:table-cell office:value-type="string">
            <text:p>"building_bio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4"/>
          <table:table-cell office:value-type="string">
            <text:p>yes</text:p>
          </table:table-cell>
          <table:table-cell table:number-columns-repeated="54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3"</text:p>
          </table:table-cell>
          <table:table-cell office:value-type="string">
            <text:p>building_society_lab_5_5</text:p>
          </table:table-cell>
          <table:table-cell table:number-columns-repeated="3"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society_lab_5_5</text:p>
          </table:table-cell>
          <table:table-cell office:value-type="string">
            <text:p>"building_bio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5"/>
          <table:table-cell office:value-type="string">
            <text:p>yes</text:p>
          </table:table-cell>
          <table:table-cell table:number-columns-repeated="5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"tech_biolab_4"</text:p>
          </table:table-cell>
          <table:table-cell table:number-columns-repeated="4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society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building_physics_lab_1_1</text:p>
          </table:table-cell>
          <table:table-cell office:value-type="string">
            <text:p>"building_physics_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6"/>
          <table:table-cell office:value-type="string">
            <text:p>yes</text:p>
          </table:table-cell>
          <table:table-cell table:number-columns-repeated="50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"tech_basic_science_lab_1"</text:p>
          </table:table-cell>
          <table:table-cell office:value-type="string">
            <text:p>building_physics_lab_2_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2_1</text:p>
          </table:table-cell>
          <table:table-cell office:value-type="string">
            <text:p>"building_physics_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7"/>
          <table:table-cell office:value-type="string">
            <text:p>yes</text:p>
          </table:table-cell>
          <table:table-cell table:number-columns-repeated="50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1"</text:p>
          </table:table-cell>
          <table:table-cell office:value-type="string">
            <text:p>building_physics_lab_3_1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3_1</text:p>
          </table:table-cell>
          <table:table-cell office:value-type="string">
            <text:p>"building_physics_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8"/>
          <table:table-cell office:value-type="string">
            <text:p>yes</text:p>
          </table:table-cell>
          <table:table-cell table:number-columns-repeated="49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2"</text:p>
          </table:table-cell>
          <table:table-cell office:value-type="string">
            <text:p>building_physics_lab_4_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4_1</text:p>
          </table:table-cell>
          <table:table-cell office:value-type="string">
            <text:p>"building_physics_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29"/>
          <table:table-cell office:value-type="string">
            <text:p>yes</text:p>
          </table:table-cell>
          <table:table-cell table:number-columns-repeated="49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3"</text:p>
          </table:table-cell>
          <table:table-cell office:value-type="string">
            <text:p>building_physics_lab_5_1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5_1</text:p>
          </table:table-cell>
          <table:table-cell office:value-type="string">
            <text:p>"building_physics_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0"/>
          <table:table-cell office:value-type="string">
            <text:p>yes</text:p>
          </table:table-cell>
          <table:table-cell table:number-columns-repeated="48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4"</text:p>
          </table:table-cell>
          <table:table-cell table:number-columns-repeated="5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0.03</text:p>
          </table:table-cell>
          <table:table-cell table:number-columns-repeated="8"/>
        </table:table-row>
        <table:table-row table:style-name="ro1">
          <table:table-cell office:value-type="string">
            <text:p>building_physics_lab_1_2</text:p>
          </table:table-cell>
          <table:table-cell office:value-type="string">
            <text:p>"building_physics_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1"/>
          <table:table-cell office:value-type="string">
            <text:p>yes</text:p>
          </table:table-cell>
          <table:table-cell table:number-columns-repeated="4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"tech_basic_science_lab_1"</text:p>
          </table:table-cell>
          <table:table-cell office:value-type="string">
            <text:p>building_physics_lab_2_2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2_2</text:p>
          </table:table-cell>
          <table:table-cell office:value-type="string">
            <text:p>"building_physics_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2"/>
          <table:table-cell office:value-type="string">
            <text:p>yes</text:p>
          </table:table-cell>
          <table:table-cell table:number-columns-repeated="45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1"</text:p>
          </table:table-cell>
          <table:table-cell office:value-type="string">
            <text:p>building_physics_lab_3_2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3_2</text:p>
          </table:table-cell>
          <table:table-cell office:value-type="string">
            <text:p>"building_physics_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3"/>
          <table:table-cell office:value-type="string">
            <text:p>yes</text:p>
          </table:table-cell>
          <table:table-cell table:number-columns-repeated="4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2"</text:p>
          </table:table-cell>
          <table:table-cell office:value-type="string">
            <text:p>building_physics_lab_4_2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4_2</text:p>
          </table:table-cell>
          <table:table-cell office:value-type="string">
            <text:p>"building_physics_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4"/>
          <table:table-cell office:value-type="string">
            <text:p>yes</text:p>
          </table:table-cell>
          <table:table-cell table:number-columns-repeated="4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3"</text:p>
          </table:table-cell>
          <table:table-cell office:value-type="string">
            <text:p>building_physics_lab_5_2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5_2</text:p>
          </table:table-cell>
          <table:table-cell office:value-type="string">
            <text:p>"building_physics_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5"/>
          <table:table-cell office:value-type="string">
            <text:p>yes</text:p>
          </table:table-cell>
          <table:table-cell table:number-columns-repeated="4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4"</text:p>
          </table:table-cell>
          <table:table-cell table:number-columns-repeated="5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0.03</text:p>
          </table:table-cell>
          <table:table-cell table:number-columns-repeated="8"/>
        </table:table-row>
        <table:table-row table:style-name="ro1">
          <table:table-cell office:value-type="string">
            <text:p>building_physics_lab_1_3</text:p>
          </table:table-cell>
          <table:table-cell office:value-type="string">
            <text:p>"building_physics_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6"/>
          <table:table-cell office:value-type="string">
            <text:p>yes</text:p>
          </table:table-cell>
          <table:table-cell table:number-columns-repeated="40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"tech_basic_science_lab_1"</text:p>
          </table:table-cell>
          <table:table-cell office:value-type="string">
            <text:p>building_physics_lab_2_3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2_3</text:p>
          </table:table-cell>
          <table:table-cell office:value-type="string">
            <text:p>"building_physics_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7"/>
          <table:table-cell office:value-type="string">
            <text:p>yes</text:p>
          </table:table-cell>
          <table:table-cell table:number-columns-repeated="40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1"</text:p>
          </table:table-cell>
          <table:table-cell office:value-type="string">
            <text:p>building_physics_lab_3_3</text:p>
          </table:table-cell>
          <table:table-cell table:number-columns-repeated="4"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3_3</text:p>
          </table:table-cell>
          <table:table-cell office:value-type="string">
            <text:p>"building_physics_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8"/>
          <table:table-cell office:value-type="string">
            <text:p>yes</text:p>
          </table:table-cell>
          <table:table-cell table:number-columns-repeated="39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2"</text:p>
          </table:table-cell>
          <table:table-cell office:value-type="string">
            <text:p>building_physics_lab_4_3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4_3</text:p>
          </table:table-cell>
          <table:table-cell office:value-type="string">
            <text:p>"building_physics_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39"/>
          <table:table-cell office:value-type="string">
            <text:p>yes</text:p>
          </table:table-cell>
          <table:table-cell table:number-columns-repeated="39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3"</text:p>
          </table:table-cell>
          <table:table-cell office:value-type="string">
            <text:p>building_physics_lab_5_3</text:p>
          </table:table-cell>
          <table:table-cell table:number-columns-repeated="4"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5_3</text:p>
          </table:table-cell>
          <table:table-cell office:value-type="string">
            <text:p>"building_physics_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0"/>
          <table:table-cell office:value-type="string">
            <text:p>yes</text:p>
          </table:table-cell>
          <table:table-cell table:number-columns-repeated="38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4"</text:p>
          </table:table-cell>
          <table:table-cell table:number-columns-repeated="5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0.03</text:p>
          </table:table-cell>
          <table:table-cell table:number-columns-repeated="8"/>
        </table:table-row>
        <table:table-row table:style-name="ro1">
          <table:table-cell office:value-type="string">
            <text:p>building_physics_lab_1_4</text:p>
          </table:table-cell>
          <table:table-cell office:value-type="string">
            <text:p>"building_physics_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1"/>
          <table:table-cell office:value-type="string">
            <text:p>yes</text:p>
          </table:table-cell>
          <table:table-cell table:number-columns-repeated="3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"tech_basic_science_lab_1"</text:p>
          </table:table-cell>
          <table:table-cell office:value-type="string">
            <text:p>building_physics_lab_2_4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2_4</text:p>
          </table:table-cell>
          <table:table-cell office:value-type="string">
            <text:p>"building_physics_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2"/>
          <table:table-cell office:value-type="string">
            <text:p>yes</text:p>
          </table:table-cell>
          <table:table-cell table:number-columns-repeated="35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1"</text:p>
          </table:table-cell>
          <table:table-cell office:value-type="string">
            <text:p>building_physics_lab_3_4</text:p>
          </table:table-cell>
          <table:table-cell table:number-columns-repeated="4"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3_4</text:p>
          </table:table-cell>
          <table:table-cell office:value-type="string">
            <text:p>"building_physics_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3"/>
          <table:table-cell office:value-type="string">
            <text:p>yes</text:p>
          </table:table-cell>
          <table:table-cell table:number-columns-repeated="3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2"</text:p>
          </table:table-cell>
          <table:table-cell office:value-type="string">
            <text:p>building_physics_lab_4_4</text:p>
          </table:table-cell>
          <table:table-cell table:number-columns-repeated="4"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4_4</text:p>
          </table:table-cell>
          <table:table-cell office:value-type="string">
            <text:p>"building_physics_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4"/>
          <table:table-cell office:value-type="string">
            <text:p>yes</text:p>
          </table:table-cell>
          <table:table-cell table:number-columns-repeated="3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3"</text:p>
          </table:table-cell>
          <table:table-cell office:value-type="string">
            <text:p>building_physics_lab_5_4</text:p>
          </table:table-cell>
          <table:table-cell table:number-columns-repeated="4"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5_4</text:p>
          </table:table-cell>
          <table:table-cell office:value-type="string">
            <text:p>"building_physics_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5"/>
          <table:table-cell office:value-type="string">
            <text:p>yes</text:p>
          </table:table-cell>
          <table:table-cell table:number-columns-repeated="3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4"</text:p>
          </table:table-cell>
          <table:table-cell table:number-columns-repeated="5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0.03</text:p>
          </table:table-cell>
          <table:table-cell table:number-columns-repeated="8"/>
        </table:table-row>
        <table:table-row table:style-name="ro1">
          <table:table-cell office:value-type="string">
            <text:p>building_physics_lab_1_5</text:p>
          </table:table-cell>
          <table:table-cell office:value-type="string">
            <text:p>"building_physics_lab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6"/>
          <table:table-cell office:value-type="string">
            <text:p>yes</text:p>
          </table:table-cell>
          <table:table-cell table:number-columns-repeated="30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"tech_basic_science_lab_1"</text:p>
          </table:table-cell>
          <table:table-cell office:value-type="string">
            <text:p>building_physics_lab_2_5</text:p>
          </table:table-cell>
          <table:table-cell table:number-columns-repeated="4"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2_5</text:p>
          </table:table-cell>
          <table:table-cell office:value-type="string">
            <text:p>"building_physics_lab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7"/>
          <table:table-cell office:value-type="string">
            <text:p>yes</text:p>
          </table:table-cell>
          <table:table-cell table:number-columns-repeated="30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1"</text:p>
          </table:table-cell>
          <table:table-cell office:value-type="string">
            <text:p>building_physics_lab_3_5</text:p>
          </table:table-cell>
          <table:table-cell table:number-columns-repeated="4"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3_5</text:p>
          </table:table-cell>
          <table:table-cell office:value-type="string">
            <text:p>"building_physics_lab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8"/>
          <table:table-cell office:value-type="string">
            <text:p>yes</text:p>
          </table:table-cell>
          <table:table-cell table:number-columns-repeated="29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string">
            <text:p>"tech_physics_lab_2"</text:p>
          </table:table-cell>
          <table:table-cell office:value-type="string">
            <text:p>building_physics_lab_4_5</text:p>
          </table:table-cell>
          <table:table-cell table:number-columns-repeated="4"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4_5</text:p>
          </table:table-cell>
          <table:table-cell office:value-type="string">
            <text:p>"building_physics_lab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49"/>
          <table:table-cell office:value-type="string">
            <text:p>yes</text:p>
          </table:table-cell>
          <table:table-cell table:number-columns-repeated="29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3"</text:p>
          </table:table-cell>
          <table:table-cell office:value-type="string">
            <text:p>building_physics_lab_5_5</text:p>
          </table:table-cell>
          <table:table-cell table:number-columns-repeated="4"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physics_lab_5_5</text:p>
          </table:table-cell>
          <table:table-cell office:value-type="string">
            <text:p>"building_physics_lab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0"/>
          <table:table-cell office:value-type="string">
            <text:p>yes</text:p>
          </table:table-cell>
          <table:table-cell table:number-columns-repeated="28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"tech_physics_lab_4"</text:p>
          </table:table-cell>
          <table:table-cell table:number-columns-repeated="5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0</text:p>
          </table:table-cell>
          <table:table-cell office:value-type="string">
            <text:p>physics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0.03</text:p>
          </table:table-cell>
          <table:table-cell table:number-columns-repeated="8"/>
        </table:table-row>
        <table:table-row table:style-name="ro1">
          <table:table-cell office:value-type="string">
            <text:p>building_engineering_lab_1_1</text:p>
          </table:table-cell>
          <table:table-cell office:value-type="string">
            <text:p>"building_engineering_facility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1"/>
          <table:table-cell office:value-type="string">
            <text:p>yes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"tech_basic_science_lab_1"</text:p>
          </table:table-cell>
          <table:table-cell office:value-type="string">
            <text:p>building_engineering_lab_2_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2_1</text:p>
          </table:table-cell>
          <table:table-cell office:value-type="string">
            <text:p>"building_engineering_facility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2"/>
          <table:table-cell office:value-type="string">
            <text:p>yes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1"</text:p>
          </table:table-cell>
          <table:table-cell office:value-type="string">
            <text:p>building_engineering_lab_3_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3_1</text:p>
          </table:table-cell>
          <table:table-cell office:value-type="string">
            <text:p>"building_engineering_facility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3"/>
          <table:table-cell office:value-type="string">
            <text:p>yes</text:p>
          </table:table-cell>
          <table:table-cell table:number-columns-repeated="24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2"</text:p>
          </table:table-cell>
          <table:table-cell office:value-type="string">
            <text:p>building_engineering_lab_4_1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4_1</text:p>
          </table:table-cell>
          <table:table-cell office:value-type="string">
            <text:p>"building_engineering_facility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4"/>
          <table:table-cell office:value-type="string">
            <text:p>yes</text:p>
          </table:table-cell>
          <table:table-cell table:number-columns-repeated="2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3"</text:p>
          </table:table-cell>
          <table:table-cell office:value-type="string">
            <text:p>building_engineering_lab_5_1</text:p>
          </table:table-cell>
          <table:table-cell table:number-columns-repeated="5"/>
          <table:table-cell office:value-type="string">
            <text:p>4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5_1</text:p>
          </table:table-cell>
          <table:table-cell office:value-type="string">
            <text:p>"building_engineering_facility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5"/>
          <table:table-cell office:value-type="string">
            <text:p>yes</text:p>
          </table:table-cell>
          <table:table-cell table:number-columns-repeated="23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4"</text:p>
          </table:table-cell>
          <table:table-cell table:number-columns-repeated="6"/>
          <table:table-cell office:value-type="string">
            <text:p>5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uilding_engineering_lab_1_2</text:p>
          </table:table-cell>
          <table:table-cell office:value-type="string">
            <text:p>"building_engineering_facility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6"/>
          <table:table-cell office:value-type="string">
            <text:p>yes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"tech_basic_science_lab_1"</text:p>
          </table:table-cell>
          <table:table-cell office:value-type="string">
            <text:p>building_engineering_lab_2_2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2_2</text:p>
          </table:table-cell>
          <table:table-cell office:value-type="string">
            <text:p>"building_engineering_facility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7"/>
          <table:table-cell office:value-type="string">
            <text:p>yes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1"</text:p>
          </table:table-cell>
          <table:table-cell office:value-type="string">
            <text:p>building_engineering_lab_3_2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3_2</text:p>
          </table:table-cell>
          <table:table-cell office:value-type="string">
            <text:p>"building_engineering_facility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8"/>
          <table:table-cell office:value-type="string">
            <text:p>yes</text:p>
          </table:table-cell>
          <table:table-cell table:number-columns-repeated="19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2"</text:p>
          </table:table-cell>
          <table:table-cell office:value-type="string">
            <text:p>building_engineering_lab_4_2</text:p>
          </table:table-cell>
          <table:table-cell table:number-columns-repeated="5"/>
          <table:table-cell office:value-type="string">
            <text:p>4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4_2</text:p>
          </table:table-cell>
          <table:table-cell office:value-type="string">
            <text:p>"building_engineering_facility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59"/>
          <table:table-cell office:value-type="string">
            <text:p>yes</text:p>
          </table:table-cell>
          <table:table-cell table:number-columns-repeated="19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3"</text:p>
          </table:table-cell>
          <table:table-cell office:value-type="string">
            <text:p>building_engineering_lab_5_2</text:p>
          </table:table-cell>
          <table:table-cell table:number-columns-repeated="5"/>
          <table:table-cell office:value-type="string">
            <text:p>5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5_2</text:p>
          </table:table-cell>
          <table:table-cell office:value-type="string">
            <text:p>"building_engineering_facility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0"/>
          <table:table-cell office:value-type="string">
            <text:p>yes</text:p>
          </table:table-cell>
          <table:table-cell table:number-columns-repeated="18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4"</text:p>
          </table:table-cell>
          <table:table-cell table:number-columns-repeated="6"/>
          <table:table-cell office:value-type="string">
            <text:p>6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uilding_engineering_lab_1_3</text:p>
          </table:table-cell>
          <table:table-cell office:value-type="string">
            <text:p>"building_engineering_facility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1"/>
          <table:table-cell office:value-type="string">
            <text:p>yes</text:p>
          </table:table-cell>
          <table:table-cell table:number-columns-repeated="15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"tech_basic_science_lab_1"</text:p>
          </table:table-cell>
          <table:table-cell office:value-type="string">
            <text:p>building_engineering_lab_2_3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2_3</text:p>
          </table:table-cell>
          <table:table-cell office:value-type="string">
            <text:p>"building_engineering_facility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2"/>
          <table:table-cell office:value-type="string">
            <text:p>yes</text:p>
          </table:table-cell>
          <table:table-cell table:number-columns-repeated="1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1"</text:p>
          </table:table-cell>
          <table:table-cell office:value-type="string">
            <text:p>building_engineering_lab_3_3</text:p>
          </table:table-cell>
          <table:table-cell table:number-columns-repeated="5"/>
          <table:table-cell office:value-type="string">
            <text:p>4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3_3</text:p>
          </table:table-cell>
          <table:table-cell office:value-type="string">
            <text:p>"building_engineering_facility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3"/>
          <table:table-cell office:value-type="string">
            <text:p>yes</text:p>
          </table:table-cell>
          <table:table-cell table:number-columns-repeated="14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2"</text:p>
          </table:table-cell>
          <table:table-cell office:value-type="string">
            <text:p>building_engineering_lab_4_3</text:p>
          </table:table-cell>
          <table:table-cell table:number-columns-repeated="5"/>
          <table:table-cell office:value-type="string">
            <text:p>5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4_3</text:p>
          </table:table-cell>
          <table:table-cell office:value-type="string">
            <text:p>"building_engineering_facility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4"/>
          <table:table-cell office:value-type="string">
            <text:p>yes</text:p>
          </table:table-cell>
          <table:table-cell table:number-columns-repeated="1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3"</text:p>
          </table:table-cell>
          <table:table-cell office:value-type="string">
            <text:p>building_engineering_lab_5_3</text:p>
          </table:table-cell>
          <table:table-cell table:number-columns-repeated="5"/>
          <table:table-cell office:value-type="string">
            <text:p>6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5_3</text:p>
          </table:table-cell>
          <table:table-cell office:value-type="string">
            <text:p>"building_engineering_facility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5"/>
          <table:table-cell office:value-type="string">
            <text:p>yes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4"</text:p>
          </table:table-cell>
          <table:table-cell table:number-columns-repeated="6"/>
          <table:table-cell office:value-type="string">
            <text:p>7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uilding_engineering_lab_1_4</text:p>
          </table:table-cell>
          <table:table-cell office:value-type="string">
            <text:p>"building_engineering_facility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6"/>
          <table:table-cell office:value-type="string">
            <text:p>yes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"tech_basic_science_lab_1"</text:p>
          </table:table-cell>
          <table:table-cell office:value-type="string">
            <text:p>building_engineering_lab_2_4</text:p>
          </table:table-cell>
          <table:table-cell table:number-columns-repeated="5"/>
          <table:table-cell office:value-type="string">
            <text:p>5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2_4</text:p>
          </table:table-cell>
          <table:table-cell office:value-type="string">
            <text:p>"building_engineering_facility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7"/>
          <table:table-cell office:value-type="string">
            <text:p>yes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1"</text:p>
          </table:table-cell>
          <table:table-cell office:value-type="string">
            <text:p>building_engineering_lab_3_4</text:p>
          </table:table-cell>
          <table:table-cell table:number-columns-repeated="5"/>
          <table:table-cell office:value-type="string">
            <text:p>6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3_4</text:p>
          </table:table-cell>
          <table:table-cell office:value-type="string">
            <text:p>"building_engineering_facility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8"/>
          <table:table-cell office:value-type="string">
            <text:p>yes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2"</text:p>
          </table:table-cell>
          <table:table-cell office:value-type="string">
            <text:p>building_engineering_lab_4_4</text:p>
          </table:table-cell>
          <table:table-cell table:number-columns-repeated="5"/>
          <table:table-cell office:value-type="string">
            <text:p>7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4_4</text:p>
          </table:table-cell>
          <table:table-cell office:value-type="string">
            <text:p>"building_engineering_facility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69"/>
          <table:table-cell office:value-type="string">
            <text:p>yes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3"</text:p>
          </table:table-cell>
          <table:table-cell office:value-type="string">
            <text:p>building_engineering_lab_5_4</text:p>
          </table:table-cell>
          <table:table-cell table:number-columns-repeated="5"/>
          <table:table-cell office:value-type="string">
            <text:p>8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5_4</text:p>
          </table:table-cell>
          <table:table-cell office:value-type="string">
            <text:p>"building_engineering_facility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0"/>
          <table:table-cell office:value-type="string">
            <text:p>yes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4"</text:p>
          </table:table-cell>
          <table:table-cell table:number-columns-repeated="6"/>
          <table:table-cell office:value-type="string">
            <text:p>9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uilding_engineering_lab_1_5</text:p>
          </table:table-cell>
          <table:table-cell office:value-type="string">
            <text:p>"building_engineering_facility_1"</text:p>
          </table:table-cell>
          <table:table-cell office:value-type="string">
            <text:p>research_resource_building</text:p>
          </table:table-cell>
          <table:table-cell office:value-type="string">
            <text:p>yes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1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"tech_basic_science_lab_1"</text:p>
          </table:table-cell>
          <table:table-cell office:value-type="string">
            <text:p>building_engineering_lab_2_5</text:p>
          </table:table-cell>
          <table:table-cell table:number-columns-repeated="5"/>
          <table:table-cell office:value-type="string">
            <text:p>6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2_5</text:p>
          </table:table-cell>
          <table:table-cell office:value-type="string">
            <text:p>"building_engineering_facility_2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1"</text:p>
          </table:table-cell>
          <table:table-cell office:value-type="string">
            <text:p>building_engineering_lab_3_5</text:p>
          </table:table-cell>
          <table:table-cell table:number-columns-repeated="5"/>
          <table:table-cell office:value-type="string">
            <text:p>7</text:p>
          </table:table-cell>
          <table:table-cell table:number-columns-repeated="6"/>
          <table:table-cell office:value-type="string">
            <text:p>0.2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3_5</text:p>
          </table:table-cell>
          <table:table-cell office:value-type="string">
            <text:p>"building_engineering_facility_3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3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"tech_engineering_lab_2"</text:p>
          </table:table-cell>
          <table:table-cell office:value-type="string">
            <text:p>building_engineering_lab_4_5</text:p>
          </table:table-cell>
          <table:table-cell table:number-columns-repeated="5"/>
          <table:table-cell office:value-type="string">
            <text:p>8</text:p>
          </table:table-cell>
          <table:table-cell table:number-columns-repeated="6"/>
          <table:table-cell office:value-type="string">
            <text:p>0.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4_5</text:p>
          </table:table-cell>
          <table:table-cell office:value-type="string">
            <text:p>"building_engineering_facility_4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3"</text:p>
          </table:table-cell>
          <table:table-cell office:value-type="string">
            <text:p>building_engineering_lab_5_5</text:p>
          </table:table-cell>
          <table:table-cell table:number-columns-repeated="5"/>
          <table:table-cell office:value-type="string">
            <text:p>9</text:p>
          </table:table-cell>
          <table:table-cell table:number-columns-repeated="6"/>
          <table:table-cell office:value-type="string">
            <text:p>0.7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17"/>
        </table:table-row>
        <table:table-row table:style-name="ro1">
          <table:table-cell office:value-type="string">
            <text:p>building_engineering_lab_5_5</text:p>
          </table:table-cell>
          <table:table-cell office:value-type="string">
            <text:p>"building_engineering_facility_5"</text:p>
          </table:table-cell>
          <table:table-cell office:value-type="string">
            <text:p>research_resource_building</text:p>
          </table:table-cell>
          <table:table-cell office:value-type="string">
            <text:p>no</text:p>
          </table:table-cell>
          <table:table-cell table:number-columns-repeated="3" office:value-type="string">
            <text:p>1</text:p>
          </table:table-cell>
          <table:table-cell office:value-type="string">
            <text:p>yes</text:p>
          </table:table-cell>
          <table:table-cell table:number-columns-repeated="175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"tech_engineering_lab_4"</text:p>
          </table:table-cell>
          <table:table-cell table:number-columns-repeated="6"/>
          <table:table-cell office:value-type="string">
            <text:p>10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engineering_research_building_tile</text:p>
          </table:table-cell>
          <table:table-cell table:number-columns-repeated="2"/>
          <table:table-cell office:value-type="string">
            <text:p>"capital_3_resource_bonus_modifier"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0.03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20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4-08T20:20:44.24</dc:date>
    <meta:editing-duration>PT16M41S</meta:editing-duration>
    <meta:editing-cycles>3</meta:editing-cycles>
    <meta:document-statistic meta:table-count="1" meta:cell-count="3863" meta:object-count="0"/>
  </office:meta>
</office:document-meta>
</file>